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ackground-color="#95B3D7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fo:background-color="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15" style:family="table-cell" style:parent-style-name="Default" style:data-style-name="N36">
      <style:table-cell-properties fo:border-top="thin solid #000000" fo:border-bottom="thin solid #000000" fo:border-left="none" fo:border-right="none" fo:background-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3">
      <style:table-cell-properties fo:background-color="transparent"/>
    </style:style>
    <style:style style:name="ce20" style:family="table-cell" style:parent-style-name="Default" style:data-style-name="N3">
      <style:table-cell-properties fo:border-top="thin solid #000000" fo:border-bottom="none" fo:border-left="none" fo:border-right="none"/>
    </style:style>
    <style:style style:name="ce21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22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7" style:family="table-cell" style:parent-style-name="Default" style:data-style-name="N36">
      <style:table-cell-properties fo:background-color="#FFFF00"/>
      <style:text-properties fo:color="#FF00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transparen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T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3" table:default-cell-style-name="ce1"/>
        <table:table-column table:style-name="co5" table:number-columns-repeated="996" table:default-cell-style-name="ce1"/>
        <table:table-column table:style-name="co6" table:default-cell-style-name="ce1"/>
        <table:table-column table:style-name="co5" table:number-columns-repeated="11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14" table:number-rows-spanned="1" table:style-name="ce31">
            <text:p>HISTÓRICO DE RESULTADOS DO ÍNDICE DE DESEMPENHO NO ATENDIMENTO (IDA)</text:p>
          </table:table-cell>
          <table:covered-table-cell table:number-columns-repeated="13"/>
          <table:table-cell table:number-columns-repeated="16370" table:style-name="ce1"/>
        </table:table-row>
        <table:table-row table:style-name="ro2">
          <table:table-cell office:value-type="string" table:number-columns-spanned="14" table:number-rows-spanned="1" table:style-name="ce32">
            <text:p>SERVIÇO: TELEFONIA FIXA LOCAL</text:p>
          </table:table-cell>
          <table:covered-table-cell table:number-columns-repeated="13"/>
          <table:table-cell table:number-columns-repeated="16370" table:style-name="ce1"/>
        </table:table-row>
        <table:table-row table:style-name="ro2">
          <table:table-cell office:value-type="string" table:style-name="ce2">
            <text:p>PERÍODO: JAN/14 a DEZ/14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/>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4">
            <text:p>GRUPO ECONÔMICO</text:p>
          </table:table-cell>
          <table:table-cell office:value-type="string" table:style-name="ce5">
            <text:p>VARIÁVEL</text:p>
          </table:table-cell>
          <table:table-cell office:value-type="date" office:date-value="2014-01-01T00:00:00" table:style-name="ce6">
            <text:p>jan/14</text:p>
          </table:table-cell>
          <table:table-cell office:value-type="date" office:date-value="2014-02-01T00:00:00" table:style-name="ce6">
            <text:p>fev/14</text:p>
          </table:table-cell>
          <table:table-cell office:value-type="date" office:date-value="2014-03-01T00:00:00" table:style-name="ce6">
            <text:p>mar/14</text:p>
          </table:table-cell>
          <table:table-cell office:value-type="date" office:date-value="2014-04-01T00:00:00" table:style-name="ce6">
            <text:p>abr/14</text:p>
          </table:table-cell>
          <table:table-cell office:value-type="date" office:date-value="2014-05-01T00:00:00" table:style-name="ce6">
            <text:p>mai/14</text:p>
          </table:table-cell>
          <table:table-cell office:value-type="date" office:date-value="2014-06-01T00:00:00" table:style-name="ce6">
            <text:p>jun/14</text:p>
          </table:table-cell>
          <table:table-cell office:value-type="date" office:date-value="2014-07-01T00:00:00" table:style-name="ce6">
            <text:p>jul/14</text:p>
          </table:table-cell>
          <table:table-cell office:value-type="date" office:date-value="2014-08-01T00:00:00" table:style-name="ce6">
            <text:p>ago/14</text:p>
          </table:table-cell>
          <table:table-cell office:value-type="date" office:date-value="2014-09-01T00:00:00" table:style-name="ce6">
            <text:p>set/14</text:p>
          </table:table-cell>
          <table:table-cell office:value-type="date" office:date-value="2014-10-01T00:00:00" table:style-name="ce6">
            <text:p>out/14</text:p>
          </table:table-cell>
          <table:table-cell office:value-type="date" office:date-value="2014-11-01T00:00:00" table:style-name="ce6">
            <text:p>nov/14</text:p>
          </table:table-cell>
          <table:table-cell office:value-type="date" office:date-value="2014-12-01T00:00:00" table:style-name="ce6">
            <text:p>dez/14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CTBC Telecom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3.242999999999995" table:style-name="ce9">
            <text:p>93,243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4.936999999999998" table:style-name="ce9">
            <text:p>94,937</text:p>
          </table:table-cell>
          <table:table-cell office:value-type="float" office:value="94.748000000000005" table:style-name="ce9">
            <text:p>94,748</text:p>
          </table:table-cell>
          <table:table-cell office:value-type="float" office:value="100" table:style-name="ce9">
            <text:p>100,000</text:p>
          </table:table-cell>
          <table:table-cell office:value-type="float" office:value="94.421000000000006" table:style-name="ce9">
            <text:p>94,421</text:p>
          </table:table-cell>
          <table:table-cell office:value-type="float" office:value="86.846000000000004" table:style-name="ce9">
            <text:p>86,846</text:p>
          </table:table-cell>
          <table:table-cell office:value-type="float" office:value="100" table:style-name="ce9">
            <text:p>100,000</text:p>
          </table:table-cell>
          <table:table-cell office:value-type="float" office:value="85.548000000000002" table:style-name="ce9">
            <text:p>85,548</text:p>
          </table:table-cell>
          <table:table-cell office:value-type="float" office:value="85.206000000000003" table:style-name="ce9">
            <text:p>85,206</text:p>
          </table:table-cell>
          <table:table-cell office:value-type="float" office:value="82.391000000000005" table:style-name="ce9">
            <text:p>82,391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Embra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2.67" table:style-name="ce9">
            <text:p>72,670</text:p>
          </table:table-cell>
          <table:table-cell office:value-type="float" office:value="72.548000000000002" table:style-name="ce9">
            <text:p>72,548</text:p>
          </table:table-cell>
          <table:table-cell office:value-type="float" office:value="81.168000000000006" table:style-name="ce9">
            <text:p>81,168</text:p>
          </table:table-cell>
          <table:table-cell office:value-type="float" office:value="79.218999999999994" table:style-name="ce9">
            <text:p>79,219</text:p>
          </table:table-cell>
          <table:table-cell office:value-type="float" office:value="72.908000000000001" table:style-name="ce9">
            <text:p>72,908</text:p>
          </table:table-cell>
          <table:table-cell office:value-type="float" office:value="75.811999999999998" table:style-name="ce9">
            <text:p>75,812</text:p>
          </table:table-cell>
          <table:table-cell office:value-type="float" office:value="72.335999999999999" table:style-name="ce9">
            <text:p>72,336</text:p>
          </table:table-cell>
          <table:table-cell office:value-type="float" office:value="81.850999999999999" table:style-name="ce9">
            <text:p>81,851</text:p>
          </table:table-cell>
          <table:table-cell office:value-type="float" office:value="81.573999999999998" table:style-name="ce9">
            <text:p>81,574</text:p>
          </table:table-cell>
          <table:table-cell office:value-type="float" office:value="86.153999999999996" table:style-name="ce9">
            <text:p>86,154</text:p>
          </table:table-cell>
          <table:table-cell office:value-type="float" office:value="87.364999999999995" table:style-name="ce9">
            <text:p>87,365</text:p>
          </table:table-cell>
          <table:table-cell office:value-type="float" office:value="100" table:style-name="ce9">
            <text:p>100,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5.805999999999997" table:style-name="ce9">
            <text:p>75,806</text:p>
          </table:table-cell>
          <table:table-cell office:value-type="float" office:value="69.882000000000005" table:style-name="ce9">
            <text:p>69,882</text:p>
          </table:table-cell>
          <table:table-cell office:value-type="float" office:value="72.537000000000006" table:style-name="ce9">
            <text:p>72,537</text:p>
          </table:table-cell>
          <table:table-cell office:value-type="float" office:value="74.421000000000006" table:style-name="ce9">
            <text:p>74,421</text:p>
          </table:table-cell>
          <table:table-cell office:value-type="float" office:value="74.444000000000003" table:style-name="ce9">
            <text:p>74,444</text:p>
          </table:table-cell>
          <table:table-cell office:value-type="float" office:value="78.361000000000004" table:style-name="ce9">
            <text:p>78,361</text:p>
          </table:table-cell>
          <table:table-cell office:value-type="float" office:value="60.991999999999997" table:style-name="ce9">
            <text:p>60,992</text:p>
          </table:table-cell>
          <table:table-cell office:value-type="float" office:value="74.167000000000002" table:style-name="ce9">
            <text:p>74,167</text:p>
          </table:table-cell>
          <table:table-cell office:value-type="float" office:value="70.167000000000002" table:style-name="ce9">
            <text:p>70,167</text:p>
          </table:table-cell>
          <table:table-cell office:value-type="float" office:value="67.11" table:style-name="ce9">
            <text:p>67,110</text:p>
          </table:table-cell>
          <table:table-cell office:value-type="float" office:value="69.828999999999994" table:style-name="ce9">
            <text:p>69,829</text:p>
          </table:table-cell>
          <table:table-cell office:value-type="float" office:value="78.498999999999995" table:style-name="ce9">
            <text:p>78,499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31.516999999999999" table:style-name="ce9">
            <text:p>31,517</text:p>
          </table:table-cell>
          <table:table-cell office:value-type="float" office:value="33.292000000000002" table:style-name="ce9">
            <text:p>33,292</text:p>
          </table:table-cell>
          <table:table-cell office:value-type="float" office:value="56.81" table:style-name="ce9">
            <text:p>56,810</text:p>
          </table:table-cell>
          <table:table-cell office:value-type="float" office:value="45.473999999999997" table:style-name="ce9">
            <text:p>45,474</text:p>
          </table:table-cell>
          <table:table-cell office:value-type="float" office:value="12.863" table:style-name="ce9">
            <text:p>12,863</text:p>
          </table:table-cell>
          <table:table-cell office:value-type="float" office:value="9.9420000000000002" table:style-name="ce9">
            <text:p>9,942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15.211" table:style-name="ce9">
            <text:p>15,211</text:p>
          </table:table-cell>
          <table:table-cell office:value-type="float" office:value="23.608000000000001" table:style-name="ce9">
            <text:p>23,608</text:p>
          </table:table-cell>
          <table:table-cell office:value-type="float" office:value="50.457000000000001" table:style-name="ce9">
            <text:p>50,457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100" table:style-name="ce9">
            <text:p>100,000</text:p>
          </table:table-cell>
          <table:table-cell office:value-type="float" office:value="85.521000000000001" table:style-name="ce9">
            <text:p>85,521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3.644000000000005" table:style-name="ce9">
            <text:p>93,644</text:p>
          </table:table-cell>
          <table:table-cell office:value-type="float" office:value="88.176000000000002" table:style-name="ce9">
            <text:p>88,176</text:p>
          </table:table-cell>
          <table:table-cell office:value-type="float" office:value="92.733000000000004" table:style-name="ce9">
            <text:p>92,733</text:p>
          </table:table-cell>
          <table:table-cell office:value-type="float" office:value="94.317999999999998" table:style-name="ce9">
            <text:p>94,318</text:p>
          </table:table-cell>
          <table:table-cell office:value-type="float" office:value="61.862000000000002" table:style-name="ce9">
            <text:p>61,862</text:p>
          </table:table-cell>
          <table:table-cell office:value-type="float" office:value="53.631999999999998" table:style-name="ce9">
            <text:p>53,632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Telefônica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65.332999999999998" table:style-name="ce9">
            <text:p>65,333</text:p>
          </table:table-cell>
          <table:table-cell office:value-type="float" office:value="62.783000000000001" table:style-name="ce9">
            <text:p>62,783</text:p>
          </table:table-cell>
          <table:table-cell office:value-type="float" office:value="73" table:style-name="ce9">
            <text:p>73,000</text:p>
          </table:table-cell>
          <table:table-cell office:value-type="float" office:value="72.599999999999994" table:style-name="ce9">
            <text:p>72,600</text:p>
          </table:table-cell>
          <table:table-cell office:value-type="float" office:value="66.334000000000003" table:style-name="ce9">
            <text:p>66,334</text:p>
          </table:table-cell>
          <table:table-cell office:value-type="float" office:value="62.576999999999998" table:style-name="ce9">
            <text:p>62,577</text:p>
          </table:table-cell>
          <table:table-cell office:value-type="float" office:value="52.179000000000002" table:style-name="ce9">
            <text:p>52,179</text:p>
          </table:table-cell>
          <table:table-cell office:value-type="float" office:value="52.534999999999997" table:style-name="ce9">
            <text:p>52,535</text:p>
          </table:table-cell>
          <table:table-cell office:value-type="float" office:value="48.081000000000003" table:style-name="ce9">
            <text:p>48,081</text:p>
          </table:table-cell>
          <table:table-cell office:value-type="float" office:value="62.030999999999999" table:style-name="ce9">
            <text:p>62,031</text:p>
          </table:table-cell>
          <table:table-cell office:value-type="float" office:value="66.171000000000006" table:style-name="ce9">
            <text:p>66,171</text:p>
          </table:table-cell>
          <table:table-cell office:value-type="float" office:value="80.972999999999999" table:style-name="ce9">
            <text:p>80,973</text:p>
          </table:table-cell>
          <table:table-cell table:style-name="ce9"/>
          <table:table-cell table:number-columns-repeated="16369"/>
        </table:table-row>
        <table:table-row table:style-name="ro2">
          <table:table-cell office:value-type="string" table:style-name="ce10">
            <text:p>TIM/Intelig</text:p>
          </table:table-cell>
          <table:table-cell office:value-type="string" table:style-name="ce11">
            <text:p>Indicador de Desempenho no Atendimento (IDA)</text:p>
          </table:table-cell>
          <table:table-cell office:value-type="float" office:value="88.778000000000006" table:style-name="ce12">
            <text:p>88,778</text:p>
          </table:table-cell>
          <table:table-cell office:value-type="float" office:value="83.102000000000004" table:style-name="ce12">
            <text:p>83,102</text:p>
          </table:table-cell>
          <table:table-cell office:value-type="float" office:value="88.899000000000001" table:style-name="ce12">
            <text:p>88,899</text:p>
          </table:table-cell>
          <table:table-cell office:value-type="float" office:value="85.373000000000005" table:style-name="ce12">
            <text:p>85,373</text:p>
          </table:table-cell>
          <table:table-cell office:value-type="float" office:value="86.491" table:style-name="ce9">
            <text:p>86,491</text:p>
          </table:table-cell>
          <table:table-cell office:value-type="float" office:value="89" table:style-name="ce9">
            <text:p>89,000</text:p>
          </table:table-cell>
          <table:table-cell office:value-type="float" office:value="76.694000000000003" table:style-name="ce9">
            <text:p>76,694</text:p>
          </table:table-cell>
          <table:table-cell office:value-type="float" office:value="76.138999999999996" table:style-name="ce9">
            <text:p>76,139</text:p>
          </table:table-cell>
          <table:table-cell office:value-type="float" office:value="79.582999999999998" table:style-name="ce9">
            <text:p>79,583</text:p>
          </table:table-cell>
          <table:table-cell office:value-type="float" office:value="87.138999999999996" table:style-name="ce9">
            <text:p>87,139</text:p>
          </table:table-cell>
          <table:table-cell office:value-type="float" office:value="84.403000000000006" table:style-name="ce9">
            <text:p>84,403</text:p>
          </table:table-cell>
          <table:table-cell office:value-type="float" office:value="89.736999999999995" table:style-name="ce9">
            <text:p>89,737</text:p>
          </table:table-cell>
          <table:table-cell table:number-columns-repeated="16370" table:style-name="ce1"/>
        </table:table-row>
        <table:table-row table:style-name="ro4">
          <table:table-cell table:style-name="ce13"/>
          <table:table-cell table:style-name="ce14"/>
          <table:table-cell table:number-columns-repeated="12" table:style-name="ce15"/>
          <table:table-cell table:number-columns-repeated="16370"/>
        </table:table-row>
        <table:table-row table:style-name="ro5">
          <table:table-cell office:value-type="string" table:style-name="ce7">
            <text:p>CTBC Telecom</text:p>
          </table:table-cell>
          <table:table-cell office:value-type="string" table:style-name="ce8">
            <text:p>Quantidade de reclamações</text:p>
          </table:table-cell>
          <table:table-cell office:value-type="float" office:value="222" table:style-name="ce1">
            <text:p>222</text:p>
          </table:table-cell>
          <table:table-cell office:value-type="float" office:value="248" table:style-name="ce1">
            <text:p>248</text:p>
          </table:table-cell>
          <table:table-cell office:value-type="float" office:value="147" table:style-name="ce1">
            <text:p>147</text:p>
          </table:table-cell>
          <table:table-cell office:value-type="float" office:value="158" table:style-name="ce1">
            <text:p>158</text:p>
          </table:table-cell>
          <table:table-cell office:value-type="float" office:value="238" table:style-name="ce16">
            <text:p>238</text:p>
          </table:table-cell>
          <table:table-cell office:value-type="float" office:value="220" table:style-name="ce16">
            <text:p>220</text:p>
          </table:table-cell>
          <table:table-cell office:value-type="float" office:value="335" table:style-name="ce16">
            <text:p>335</text:p>
          </table:table-cell>
          <table:table-cell office:value-type="float" office:value="306" table:style-name="ce16">
            <text:p>306</text:p>
          </table:table-cell>
          <table:table-cell office:value-type="float" office:value="264" table:style-name="ce16">
            <text:p>264</text:p>
          </table:table-cell>
          <table:table-cell office:value-type="float" office:value="175" table:style-name="ce16">
            <text:p>175</text:p>
          </table:table-cell>
          <table:table-cell office:value-type="float" office:value="178" table:style-name="ce16">
            <text:p>178</text:p>
          </table:table-cell>
          <table:table-cell office:value-type="float" office:value="115" table:style-name="ce16">
            <text:p>11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Embratel</text:p>
          </table:table-cell>
          <table:table-cell office:value-type="string" table:style-name="ce8">
            <text:p>Quantidade de reclamações</text:p>
          </table:table-cell>
          <table:table-cell office:value-type="float" office:value="8900" table:style-name="ce17">
            <text:p>8.900</text:p>
          </table:table-cell>
          <table:table-cell office:value-type="float" office:value="8954" table:style-name="ce17">
            <text:p>8.954</text:p>
          </table:table-cell>
          <table:table-cell office:value-type="float" office:value="6325" table:style-name="ce17">
            <text:p>6.325</text:p>
          </table:table-cell>
          <table:table-cell office:value-type="float" office:value="5981" table:style-name="ce17">
            <text:p>5.981</text:p>
          </table:table-cell>
          <table:table-cell office:value-type="float" office:value="10177" table:style-name="ce17">
            <text:p>10.177</text:p>
          </table:table-cell>
          <table:table-cell office:value-type="float" office:value="8968" table:style-name="ce17">
            <text:p>8.968</text:p>
          </table:table-cell>
          <table:table-cell office:value-type="float" office:value="10360" table:style-name="ce17">
            <text:p>10.360</text:p>
          </table:table-cell>
          <table:table-cell office:value-type="float" office:value="9212" table:style-name="ce17">
            <text:p>9.212</text:p>
          </table:table-cell>
          <table:table-cell office:value-type="float" office:value="8845" table:style-name="ce17">
            <text:p>8.845</text:p>
          </table:table-cell>
          <table:table-cell office:value-type="float" office:value="7547" table:style-name="ce17">
            <text:p>7.547</text:p>
          </table:table-cell>
          <table:table-cell office:value-type="float" office:value="6843" table:style-name="ce17">
            <text:p>6.843</text:p>
          </table:table-cell>
          <table:table-cell office:value-type="float" office:value="4120" table:style-name="ce17">
            <text:p>4.12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8">
            <text:p>Quantidade de reclamações</text:p>
          </table:table-cell>
          <table:table-cell office:value-type="float" office:value="5133" table:style-name="ce17">
            <text:p>5.133</text:p>
          </table:table-cell>
          <table:table-cell office:value-type="float" office:value="4958" table:style-name="ce17">
            <text:p>4.958</text:p>
          </table:table-cell>
          <table:table-cell office:value-type="float" office:value="4287" table:style-name="ce17">
            <text:p>4.287</text:p>
          </table:table-cell>
          <table:table-cell office:value-type="float" office:value="3813" table:style-name="ce17">
            <text:p>3.813</text:p>
          </table:table-cell>
          <table:table-cell office:value-type="float" office:value="5556" table:style-name="ce17">
            <text:p>5.556</text:p>
          </table:table-cell>
          <table:table-cell office:value-type="float" office:value="4983" table:style-name="ce17">
            <text:p>4.983</text:p>
          </table:table-cell>
          <table:table-cell office:value-type="float" office:value="6817" table:style-name="ce17">
            <text:p>6.817</text:p>
          </table:table-cell>
          <table:table-cell office:value-type="float" office:value="5732" table:style-name="ce17">
            <text:p>5.732</text:p>
          </table:table-cell>
          <table:table-cell office:value-type="float" office:value="6411" table:style-name="ce17">
            <text:p>6.411</text:p>
          </table:table-cell>
          <table:table-cell office:value-type="float" office:value="6121" table:style-name="ce17">
            <text:p>6.121</text:p>
          </table:table-cell>
          <table:table-cell office:value-type="float" office:value="5688" table:style-name="ce17">
            <text:p>5.688</text:p>
          </table:table-cell>
          <table:table-cell office:value-type="float" office:value="3598" table:style-name="ce17">
            <text:p>3.59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41734" table:style-name="ce17">
            <text:p>41.734</text:p>
          </table:table-cell>
          <table:table-cell office:value-type="float" office:value="39457" table:style-name="ce17">
            <text:p>39.457</text:p>
          </table:table-cell>
          <table:table-cell office:value-type="float" office:value="24658" table:style-name="ce17">
            <text:p>24.658</text:p>
          </table:table-cell>
          <table:table-cell office:value-type="float" office:value="29783" table:style-name="ce17">
            <text:p>29.783</text:p>
          </table:table-cell>
          <table:table-cell office:value-type="float" office:value="49924" table:style-name="ce17">
            <text:p>49.924</text:p>
          </table:table-cell>
          <table:table-cell office:value-type="float" office:value="48800" table:style-name="ce17">
            <text:p>48.800</text:p>
          </table:table-cell>
          <table:table-cell office:value-type="float" office:value="62645" table:style-name="ce17">
            <text:p>62.645</text:p>
          </table:table-cell>
          <table:table-cell office:value-type="float" office:value="52907" table:style-name="ce17">
            <text:p>52.907</text:p>
          </table:table-cell>
          <table:table-cell office:value-type="float" office:value="54518" table:style-name="ce17">
            <text:p>54.518</text:p>
          </table:table-cell>
          <table:table-cell office:value-type="float" office:value="46525" table:style-name="ce17">
            <text:p>46.525</text:p>
          </table:table-cell>
          <table:table-cell office:value-type="float" office:value="42892" table:style-name="ce17">
            <text:p>42.892</text:p>
          </table:table-cell>
          <table:table-cell office:value-type="float" office:value="27983" table:style-name="ce17">
            <text:p>27.98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8">
            <text:p>Quantidade de reclamações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7">
            <text:p>39</text:p>
          </table:table-cell>
          <table:table-cell office:value-type="float" office:value="59" table:style-name="ce17">
            <text:p>59</text:p>
          </table:table-cell>
          <table:table-cell office:value-type="float" office:value="37" table:style-name="ce17">
            <text:p>37</text:p>
          </table:table-cell>
          <table:table-cell office:value-type="float" office:value="44" table:style-name="ce17">
            <text:p>44</text:p>
          </table:table-cell>
          <table:table-cell office:value-type="float" office:value="44" table:style-name="ce17">
            <text:p>44</text:p>
          </table:table-cell>
          <table:table-cell office:value-type="float" office:value="39" table:style-name="ce17">
            <text:p>39</text:p>
          </table:table-cell>
          <table:table-cell office:value-type="float" office:value="39" table:style-name="ce17">
            <text:p>3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elefônica</text:p>
          </table:table-cell>
          <table:table-cell office:value-type="string" table:style-name="ce8">
            <text:p>Quantidade de reclamações</text:p>
          </table:table-cell>
          <table:table-cell office:value-type="float" office:value="16431" table:style-name="ce17">
            <text:p>16.431</text:p>
          </table:table-cell>
          <table:table-cell office:value-type="float" office:value="15329" table:style-name="ce17">
            <text:p>15.329</text:p>
          </table:table-cell>
          <table:table-cell office:value-type="float" office:value="10791" table:style-name="ce17">
            <text:p>10.791</text:p>
          </table:table-cell>
          <table:table-cell office:value-type="float" office:value="10489" table:style-name="ce17">
            <text:p>10.489</text:p>
          </table:table-cell>
          <table:table-cell office:value-type="float" office:value="14659" table:style-name="ce17">
            <text:p>14.659</text:p>
          </table:table-cell>
          <table:table-cell office:value-type="float" office:value="15464" table:style-name="ce17">
            <text:p>15.464</text:p>
          </table:table-cell>
          <table:table-cell office:value-type="float" office:value="17719" table:style-name="ce17">
            <text:p>17.719</text:p>
          </table:table-cell>
          <table:table-cell office:value-type="float" office:value="16975" table:style-name="ce17">
            <text:p>16.975</text:p>
          </table:table-cell>
          <table:table-cell office:value-type="float" office:value="18407" table:style-name="ce17">
            <text:p>18.407</text:p>
          </table:table-cell>
          <table:table-cell office:value-type="float" office:value="15192" table:style-name="ce17">
            <text:p>15.192</text:p>
          </table:table-cell>
          <table:table-cell office:value-type="float" office:value="13355" table:style-name="ce17">
            <text:p>13.355</text:p>
          </table:table-cell>
          <table:table-cell office:value-type="float" office:value="8246" table:style-name="ce17">
            <text:p>8.246</text:p>
          </table:table-cell>
          <table:table-cell table:number-columns-repeated="16370"/>
        </table:table-row>
        <table:table-row table:style-name="ro2">
          <table:table-cell office:value-type="string" table:style-name="ce10">
            <text:p>TIM/Intelig</text:p>
          </table:table-cell>
          <table:table-cell office:value-type="string" table:style-name="ce11">
            <text:p>Quantidade de reclamações</text:p>
          </table:table-cell>
          <table:table-cell office:value-type="float" office:value="509" table:style-name="ce18">
            <text:p>509</text:p>
          </table:table-cell>
          <table:table-cell office:value-type="float" office:value="518" table:style-name="ce18">
            <text:p>518</text:p>
          </table:table-cell>
          <table:table-cell office:value-type="float" office:value="351" table:style-name="ce18">
            <text:p>351</text:p>
          </table:table-cell>
          <table:table-cell office:value-type="float" office:value="395" table:style-name="ce18">
            <text:p>395</text:p>
          </table:table-cell>
          <table:table-cell office:value-type="float" office:value="505" table:style-name="ce1">
            <text:p>505</text:p>
          </table:table-cell>
          <table:table-cell office:value-type="float" office:value="505" table:style-name="ce1">
            <text:p>505</text:p>
          </table:table-cell>
          <table:table-cell office:value-type="float" office:value="603" table:style-name="ce17">
            <text:p>603</text:p>
          </table:table-cell>
          <table:table-cell office:value-type="float" office:value="611" table:style-name="ce19">
            <text:p>611</text:p>
          </table:table-cell>
          <table:table-cell office:value-type="float" office:value="549" table:style-name="ce19">
            <text:p>549</text:p>
          </table:table-cell>
          <table:table-cell office:value-type="float" office:value="415" table:style-name="ce19">
            <text:p>415</text:p>
          </table:table-cell>
          <table:table-cell office:value-type="float" office:value="375" table:style-name="ce19">
            <text:p>375</text:p>
          </table:table-cell>
          <table:table-cell office:value-type="float" office:value="293" table:style-name="ce19">
            <text:p>29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TBC Telecom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885145" table:style-name="ce17">
            <text:p>885.145</text:p>
          </table:table-cell>
          <table:table-cell office:value-type="float" office:value="886457" table:style-name="ce17">
            <text:p>886.457</text:p>
          </table:table-cell>
          <table:table-cell office:value-type="float" office:value="897598" table:style-name="ce17">
            <text:p>897.598</text:p>
          </table:table-cell>
          <table:table-cell office:value-type="float" office:value="899769" table:style-name="ce17">
            <text:p>899.769</text:p>
          </table:table-cell>
          <table:table-cell office:value-type="float" office:value="902862" table:style-name="ce20">
            <text:p>902.862</text:p>
          </table:table-cell>
          <table:table-cell office:value-type="float" office:value="887501" table:style-name="ce20">
            <text:p>887.501</text:p>
          </table:table-cell>
          <table:table-cell office:value-type="float" office:value="903673" table:style-name="ce20">
            <text:p>903.673</text:p>
          </table:table-cell>
          <table:table-cell office:value-type="float" office:value="906394" table:style-name="ce20">
            <text:p>906.394</text:p>
          </table:table-cell>
          <table:table-cell office:value-type="float" office:value="852626" table:style-name="ce20">
            <text:p>852.626</text:p>
          </table:table-cell>
          <table:table-cell office:value-type="float" office:value="856020" table:style-name="ce20">
            <text:p>856.020</text:p>
          </table:table-cell>
          <table:table-cell office:value-type="float" office:value="913520" table:style-name="ce20">
            <text:p>913.520</text:p>
          </table:table-cell>
          <table:table-cell office:value-type="float" office:value="915452" table:style-name="ce20">
            <text:p>915.45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Embra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0790530" table:style-name="ce17">
            <text:p>10.790.530</text:p>
          </table:table-cell>
          <table:table-cell office:value-type="float" office:value="10903165" table:style-name="ce17">
            <text:p>10.903.165</text:p>
          </table:table-cell>
          <table:table-cell office:value-type="float" office:value="11014896" table:style-name="ce17">
            <text:p>11.014.896</text:p>
          </table:table-cell>
          <table:table-cell office:value-type="float" office:value="11075257" table:style-name="ce17">
            <text:p>11.075.257</text:p>
          </table:table-cell>
          <table:table-cell office:value-type="float" office:value="11147169" table:style-name="ce17">
            <text:p>11.147.169</text:p>
          </table:table-cell>
          <table:table-cell office:value-type="float" office:value="11188716" table:style-name="ce17">
            <text:p>11.188.716</text:p>
          </table:table-cell>
          <table:table-cell office:value-type="float" office:value="11252896" table:style-name="ce17">
            <text:p>11.252.896</text:p>
          </table:table-cell>
          <table:table-cell office:value-type="float" office:value="11334463" table:style-name="ce17">
            <text:p>11.334.463</text:p>
          </table:table-cell>
          <table:table-cell office:value-type="float" office:value="11402769" table:style-name="ce17">
            <text:p>11.402.769</text:p>
          </table:table-cell>
          <table:table-cell office:value-type="float" office:value="11480289" table:style-name="ce17">
            <text:p>11.480.289</text:p>
          </table:table-cell>
          <table:table-cell office:value-type="float" office:value="11580036" table:style-name="ce17">
            <text:p>11.580.036</text:p>
          </table:table-cell>
          <table:table-cell office:value-type="float" office:value="11633552" table:style-name="ce17">
            <text:p>11.633.55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4170238" table:style-name="ce17">
            <text:p>4.170.238</text:p>
          </table:table-cell>
          <table:table-cell office:value-type="float" office:value="4208889" table:style-name="ce17">
            <text:p>4.208.889</text:p>
          </table:table-cell>
          <table:table-cell office:value-type="float" office:value="4253384" table:style-name="ce17">
            <text:p>4.253.384</text:p>
          </table:table-cell>
          <table:table-cell office:value-type="float" office:value="4299885" table:style-name="ce17">
            <text:p>4.299.885</text:p>
          </table:table-cell>
          <table:table-cell office:value-type="float" office:value="4340946" table:style-name="ce17">
            <text:p>4.340.946</text:p>
          </table:table-cell>
          <table:table-cell office:value-type="float" office:value="4374020" table:style-name="ce17">
            <text:p>4.374.020</text:p>
          </table:table-cell>
          <table:table-cell office:value-type="float" office:value="4401400" table:style-name="ce17">
            <text:p>4.401.400</text:p>
          </table:table-cell>
          <table:table-cell office:value-type="float" office:value="4441830" table:style-name="ce17">
            <text:p>4.441.830</text:p>
          </table:table-cell>
          <table:table-cell office:value-type="float" office:value="4472172" table:style-name="ce17">
            <text:p>4.472.172</text:p>
          </table:table-cell>
          <table:table-cell office:value-type="float" office:value="4509508" table:style-name="ce17">
            <text:p>4.509.508</text:p>
          </table:table-cell>
          <table:table-cell office:value-type="float" office:value="4540590" table:style-name="ce17">
            <text:p>4.540.590</text:p>
          </table:table-cell>
          <table:table-cell office:value-type="float" office:value="4561056" table:style-name="ce17">
            <text:p>4.561.05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7381647" table:style-name="ce17">
            <text:p>17.381.647</text:p>
          </table:table-cell>
          <table:table-cell office:value-type="float" office:value="17380800" table:style-name="ce17">
            <text:p>17.380.800</text:p>
          </table:table-cell>
          <table:table-cell office:value-type="float" office:value="17258223" table:style-name="ce17">
            <text:p>17.258.223</text:p>
          </table:table-cell>
          <table:table-cell office:value-type="float" office:value="17181032" table:style-name="ce17">
            <text:p>17.181.032</text:p>
          </table:table-cell>
          <table:table-cell office:value-type="float" office:value="17099462" table:style-name="ce17">
            <text:p>17.099.462</text:p>
          </table:table-cell>
          <table:table-cell office:value-type="float" office:value="17024409" table:style-name="ce17">
            <text:p>17.024.409</text:p>
          </table:table-cell>
          <table:table-cell office:value-type="float" office:value="16915277" table:style-name="ce17">
            <text:p>16.915.277</text:p>
          </table:table-cell>
          <table:table-cell office:value-type="float" office:value="16789679" table:style-name="ce17">
            <text:p>16.789.679</text:p>
          </table:table-cell>
          <table:table-cell office:value-type="float" office:value="16705663" table:style-name="ce17">
            <text:p>16.705.663</text:p>
          </table:table-cell>
          <table:table-cell office:value-type="float" office:value="16614290" table:style-name="ce17">
            <text:p>16.614.290</text:p>
          </table:table-cell>
          <table:table-cell office:value-type="float" office:value="16543480" table:style-name="ce17">
            <text:p>16.543.480</text:p>
          </table:table-cell>
          <table:table-cell office:value-type="float" office:value="16428995" table:style-name="ce17">
            <text:p>16.428.99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208609" table:style-name="ce17">
            <text:p>208.609</text:p>
          </table:table-cell>
          <table:table-cell office:value-type="float" office:value="209625" table:style-name="ce17">
            <text:p>209.625</text:p>
          </table:table-cell>
          <table:table-cell office:value-type="float" office:value="211425" table:style-name="ce17">
            <text:p>211.425</text:p>
          </table:table-cell>
          <table:table-cell office:value-type="float" office:value="213066" table:style-name="ce17">
            <text:p>213.066</text:p>
          </table:table-cell>
          <table:table-cell office:value-type="float" office:value="214500" table:style-name="ce17">
            <text:p>214.500</text:p>
          </table:table-cell>
          <table:table-cell office:value-type="float" office:value="212439" table:style-name="ce17">
            <text:p>212.439</text:p>
          </table:table-cell>
          <table:table-cell office:value-type="float" office:value="218593" table:style-name="ce17">
            <text:p>218.593</text:p>
          </table:table-cell>
          <table:table-cell office:value-type="float" office:value="220488" table:style-name="ce17">
            <text:p>220.488</text:p>
          </table:table-cell>
          <table:table-cell office:value-type="float" office:value="224025" table:style-name="ce17">
            <text:p>224.025</text:p>
          </table:table-cell>
          <table:table-cell office:value-type="float" office:value="226681" table:style-name="ce17">
            <text:p>226.681</text:p>
          </table:table-cell>
          <table:table-cell office:value-type="float" office:value="228468" table:style-name="ce17">
            <text:p>228.468</text:p>
          </table:table-cell>
          <table:table-cell office:value-type="float" office:value="229787" table:style-name="ce17">
            <text:p>229.78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elefônica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0221369" table:style-name="ce17">
            <text:p>10.221.369</text:p>
          </table:table-cell>
          <table:table-cell office:value-type="float" office:value="10646959" table:style-name="ce17">
            <text:p>10.646.959</text:p>
          </table:table-cell>
          <table:table-cell office:value-type="float" office:value="10243450" table:style-name="ce17">
            <text:p>10.243.450</text:p>
          </table:table-cell>
          <table:table-cell office:value-type="float" office:value="10225063" table:style-name="ce17">
            <text:p>10.225.063</text:p>
          </table:table-cell>
          <table:table-cell office:value-type="float" office:value="10797555" table:style-name="ce17">
            <text:p>10.797.555</text:p>
          </table:table-cell>
          <table:table-cell office:value-type="float" office:value="10587078" table:style-name="ce17">
            <text:p>10.587.078</text:p>
          </table:table-cell>
          <table:table-cell office:value-type="float" office:value="10815068" table:style-name="ce17">
            <text:p>10.815.068</text:p>
          </table:table-cell>
          <table:table-cell office:value-type="float" office:value="10791351" table:style-name="ce17">
            <text:p>10.791.351</text:p>
          </table:table-cell>
          <table:table-cell office:value-type="float" office:value="10793936" table:style-name="ce17">
            <text:p>10.793.936</text:p>
          </table:table-cell>
          <table:table-cell office:value-type="float" office:value="10742512" table:style-name="ce17">
            <text:p>10.742.512</text:p>
          </table:table-cell>
          <table:table-cell office:value-type="float" office:value="10753870" table:style-name="ce17">
            <text:p>10.753.870</text:p>
          </table:table-cell>
          <table:table-cell office:value-type="float" office:value="10637586" table:style-name="ce17">
            <text:p>10.637.586</text:p>
          </table:table-cell>
          <table:table-cell table:number-columns-repeated="16370"/>
        </table:table-row>
        <table:table-row table:style-name="ro2">
          <table:table-cell office:value-type="string" table:style-name="ce10">
            <text:p>TIM/Intelig</text:p>
          </table:table-cell>
          <table:table-cell office:value-type="string" table:style-name="ce11">
            <text:p>Quantidade de acessos em serviço</text:p>
          </table:table-cell>
          <table:table-cell office:value-type="float" office:value="665946" table:style-name="ce21">
            <text:p>665.946</text:p>
          </table:table-cell>
          <table:table-cell office:value-type="float" office:value="661771" table:style-name="ce21">
            <text:p>661.771</text:p>
          </table:table-cell>
          <table:table-cell office:value-type="float" office:value="656821" table:style-name="ce21">
            <text:p>656.821</text:p>
          </table:table-cell>
          <table:table-cell office:value-type="float" office:value="660723" table:style-name="ce21">
            <text:p>660.723</text:p>
          </table:table-cell>
          <table:table-cell office:value-type="float" office:value="663168" table:style-name="ce17">
            <text:p>663.168</text:p>
          </table:table-cell>
          <table:table-cell office:value-type="float" office:value="667582" table:style-name="ce17">
            <text:p>667.582</text:p>
          </table:table-cell>
          <table:table-cell office:value-type="float" office:value="503022" table:style-name="ce17">
            <text:p>503.022</text:p>
          </table:table-cell>
          <table:table-cell office:value-type="float" office:value="501277" table:style-name="ce17">
            <text:p>501.277</text:p>
          </table:table-cell>
          <table:table-cell office:value-type="float" office:value="501585" table:style-name="ce17">
            <text:p>501.585</text:p>
          </table:table-cell>
          <table:table-cell office:value-type="float" office:value="504551" table:style-name="ce17">
            <text:p>504.551</text:p>
          </table:table-cell>
          <table:table-cell office:value-type="float" office:value="406943" table:style-name="ce17">
            <text:p>406.943</text:p>
          </table:table-cell>
          <table:table-cell office:value-type="float" office:value="401658" table:style-name="ce17">
            <text:p>401.65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CTBC Telecom</text:p>
          </table:table-cell>
          <table:table-cell office:value-type="string" table:style-name="ce8">
            <text:p>Índice de Reclamações</text:p>
          </table:table-cell>
          <table:table-cell office:value-type="float" office:value="0.251" table:style-name="ce9">
            <text:p>0,251</text:p>
          </table:table-cell>
          <table:table-cell office:value-type="float" office:value="0.28000000000000003" table:style-name="ce9">
            <text:p>0,280</text:p>
          </table:table-cell>
          <table:table-cell office:value-type="float" office:value="0.16400000000000001" table:style-name="ce9">
            <text:p>0,164</text:p>
          </table:table-cell>
          <table:table-cell office:value-type="float" office:value="0.17599999999999999" table:style-name="ce9">
            <text:p>0,176</text:p>
          </table:table-cell>
          <table:table-cell office:value-type="float" office:value="0.26400000000000001" table:style-name="ce22">
            <text:p>0,264</text:p>
          </table:table-cell>
          <table:table-cell office:value-type="float" office:value="0.248" table:style-name="ce22">
            <text:p>0,248</text:p>
          </table:table-cell>
          <table:table-cell office:value-type="float" office:value="0.371" table:style-name="ce22">
            <text:p>0,371</text:p>
          </table:table-cell>
          <table:table-cell office:value-type="float" office:value="0.33800000000000002" table:style-name="ce22">
            <text:p>0,338</text:p>
          </table:table-cell>
          <table:table-cell office:value-type="float" office:value="0.31" table:style-name="ce22">
            <text:p>0,310</text:p>
          </table:table-cell>
          <table:table-cell office:value-type="float" office:value="0.20399999999999999" table:style-name="ce22">
            <text:p>0,204</text:p>
          </table:table-cell>
          <table:table-cell office:value-type="float" office:value="0.19500000000000001" table:style-name="ce22">
            <text:p>0,195</text:p>
          </table:table-cell>
          <table:table-cell office:value-type="float" office:value="0.126" table:style-name="ce22">
            <text:p>0,12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Embratel</text:p>
          </table:table-cell>
          <table:table-cell office:value-type="string" table:style-name="ce8">
            <text:p>Índice de Reclamações</text:p>
          </table:table-cell>
          <table:table-cell office:value-type="float" office:value="0.82499999999999996" table:style-name="ce9">
            <text:p>0,825</text:p>
          </table:table-cell>
          <table:table-cell office:value-type="float" office:value="0.82099999999999995" table:style-name="ce9">
            <text:p>0,821</text:p>
          </table:table-cell>
          <table:table-cell office:value-type="float" office:value="0.57399999999999995" table:style-name="ce9">
            <text:p>0,574</text:p>
          </table:table-cell>
          <table:table-cell office:value-type="float" office:value="0.54" table:style-name="ce9">
            <text:p>0,540</text:p>
          </table:table-cell>
          <table:table-cell office:value-type="float" office:value="0.91300000000000003" table:style-name="ce9">
            <text:p>0,913</text:p>
          </table:table-cell>
          <table:table-cell office:value-type="float" office:value="0.80200000000000005" table:style-name="ce9">
            <text:p>0,802</text:p>
          </table:table-cell>
          <table:table-cell office:value-type="float" office:value="0.92100000000000004" table:style-name="ce9">
            <text:p>0,921</text:p>
          </table:table-cell>
          <table:table-cell office:value-type="float" office:value="0.81299999999999994" table:style-name="ce9">
            <text:p>0,813</text:p>
          </table:table-cell>
          <table:table-cell office:value-type="float" office:value="0.77600000000000002" table:style-name="ce9">
            <text:p>0,776</text:p>
          </table:table-cell>
          <table:table-cell office:value-type="float" office:value="0.65700000000000003" table:style-name="ce9">
            <text:p>0,657</text:p>
          </table:table-cell>
          <table:table-cell office:value-type="float" office:value="0.59099999999999997" table:style-name="ce9">
            <text:p>0,591</text:p>
          </table:table-cell>
          <table:table-cell office:value-type="float" office:value="0.35399999999999998" table:style-name="ce9">
            <text:p>0,35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8">
            <text:p>Índice de Reclamações</text:p>
          </table:table-cell>
          <table:table-cell office:value-type="float" office:value="1.2310000000000001" table:style-name="ce9">
            <text:p>1,231</text:p>
          </table:table-cell>
          <table:table-cell office:value-type="float" office:value="1.1779999999999999" table:style-name="ce9">
            <text:p>1,178</text:p>
          </table:table-cell>
          <table:table-cell office:value-type="float" office:value="1.008" table:style-name="ce9">
            <text:p>1,008</text:p>
          </table:table-cell>
          <table:table-cell office:value-type="float" office:value="0.88700000000000001" table:style-name="ce9">
            <text:p>0,887</text:p>
          </table:table-cell>
          <table:table-cell office:value-type="float" office:value="1.28" table:style-name="ce9">
            <text:p>1,280</text:p>
          </table:table-cell>
          <table:table-cell office:value-type="float" office:value="1.139" table:style-name="ce9">
            <text:p>1,139</text:p>
          </table:table-cell>
          <table:table-cell office:value-type="float" office:value="1.5489999999999999" table:style-name="ce9">
            <text:p>1,549</text:p>
          </table:table-cell>
          <table:table-cell office:value-type="float" office:value="1.29" table:style-name="ce9">
            <text:p>1,290</text:p>
          </table:table-cell>
          <table:table-cell office:value-type="float" office:value="1.4339999999999999" table:style-name="ce9">
            <text:p>1,434</text:p>
          </table:table-cell>
          <table:table-cell office:value-type="float" office:value="1.357" table:style-name="ce9">
            <text:p>1,357</text:p>
          </table:table-cell>
          <table:table-cell office:value-type="float" office:value="1.2529999999999999" table:style-name="ce9">
            <text:p>1,253</text:p>
          </table:table-cell>
          <table:table-cell office:value-type="float" office:value="0.78900000000000003" table:style-name="ce9">
            <text:p>0,78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2.4009999999999998" table:style-name="ce9">
            <text:p>2,401</text:p>
          </table:table-cell>
          <table:table-cell office:value-type="float" office:value="2.27" table:style-name="ce9">
            <text:p>2,270</text:p>
          </table:table-cell>
          <table:table-cell office:value-type="float" office:value="1.429" table:style-name="ce9">
            <text:p>1,429</text:p>
          </table:table-cell>
          <table:table-cell office:value-type="float" office:value="1.7330000000000001" table:style-name="ce9">
            <text:p>1,733</text:p>
          </table:table-cell>
          <table:table-cell office:value-type="float" office:value="2.92" table:style-name="ce9">
            <text:p>2,920</text:p>
          </table:table-cell>
          <table:table-cell office:value-type="float" office:value="2.8660000000000001" table:style-name="ce9">
            <text:p>2,866</text:p>
          </table:table-cell>
          <table:table-cell office:value-type="float" office:value="3.7029999999999998" table:style-name="ce9">
            <text:p>3,703</text:p>
          </table:table-cell>
          <table:table-cell office:value-type="float" office:value="3.1509999999999998" table:style-name="ce9">
            <text:p>3,151</text:p>
          </table:table-cell>
          <table:table-cell office:value-type="float" office:value="3.2629999999999999" table:style-name="ce9">
            <text:p>3,263</text:p>
          </table:table-cell>
          <table:table-cell office:value-type="float" office:value="2.8" table:style-name="ce9">
            <text:p>2,800</text:p>
          </table:table-cell>
          <table:table-cell office:value-type="float" office:value="2.593" table:style-name="ce9">
            <text:p>2,593</text:p>
          </table:table-cell>
          <table:table-cell office:value-type="float" office:value="1.7030000000000001" table:style-name="ce9">
            <text:p>1,70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8">
            <text:p>Índice de Reclamações</text:p>
          </table:table-cell>
          <table:table-cell office:value-type="float" office:value="0.182" table:style-name="ce9">
            <text:p>0,182</text:p>
          </table:table-cell>
          <table:table-cell office:value-type="float" office:value="0.191" table:style-name="ce9">
            <text:p>0,191</text:p>
          </table:table-cell>
          <table:table-cell office:value-type="float" office:value="0.09" table:style-name="ce9">
            <text:p>0,090</text:p>
          </table:table-cell>
          <table:table-cell office:value-type="float" office:value="0.155" table:style-name="ce9">
            <text:p>0,155</text:p>
          </table:table-cell>
          <table:table-cell office:value-type="float" office:value="0.182" table:style-name="ce9">
            <text:p>0,182</text:p>
          </table:table-cell>
          <table:table-cell office:value-type="float" office:value="0.184" table:style-name="ce9">
            <text:p>0,184</text:p>
          </table:table-cell>
          <table:table-cell office:value-type="float" office:value="0.27" table:style-name="ce9">
            <text:p>0,270</text:p>
          </table:table-cell>
          <table:table-cell office:value-type="float" office:value="0.16800000000000001" table:style-name="ce9">
            <text:p>0,168</text:p>
          </table:table-cell>
          <table:table-cell office:value-type="float" office:value="0.19600000000000001" table:style-name="ce9">
            <text:p>0,196</text:p>
          </table:table-cell>
          <table:table-cell office:value-type="float" office:value="0.19400000000000001" table:style-name="ce9">
            <text:p>0,194</text:p>
          </table:table-cell>
          <table:table-cell office:value-type="float" office:value="0.17100000000000001" table:style-name="ce9">
            <text:p>0,171</text:p>
          </table:table-cell>
          <table:table-cell office:value-type="float" office:value="0.17" table:style-name="ce9">
            <text:p>0,17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elefônica</text:p>
          </table:table-cell>
          <table:table-cell office:value-type="string" table:style-name="ce8">
            <text:p>Índice de Reclamações</text:p>
          </table:table-cell>
          <table:table-cell office:value-type="float" office:value="1.6080000000000001" table:style-name="ce9">
            <text:p>1,608</text:p>
          </table:table-cell>
          <table:table-cell office:value-type="float" office:value="1.44" table:style-name="ce9">
            <text:p>1,440</text:p>
          </table:table-cell>
          <table:table-cell office:value-type="float" office:value="1.0529999999999999" table:style-name="ce9">
            <text:p>1,053</text:p>
          </table:table-cell>
          <table:table-cell office:value-type="float" office:value="1.026" table:style-name="ce9">
            <text:p>1,026</text:p>
          </table:table-cell>
          <table:table-cell office:value-type="float" office:value="1.3580000000000001" table:style-name="ce9">
            <text:p>1,358</text:p>
          </table:table-cell>
          <table:table-cell office:value-type="float" office:value="1.4610000000000001" table:style-name="ce9">
            <text:p>1,461</text:p>
          </table:table-cell>
          <table:table-cell office:value-type="float" office:value="1.6379999999999999" table:style-name="ce9">
            <text:p>1,638</text:p>
          </table:table-cell>
          <table:table-cell office:value-type="float" office:value="1.573" table:style-name="ce9">
            <text:p>1,573</text:p>
          </table:table-cell>
          <table:table-cell office:value-type="float" office:value="1.7050000000000001" table:style-name="ce9">
            <text:p>1,705</text:p>
          </table:table-cell>
          <table:table-cell office:value-type="float" office:value="1.4139999999999999" table:style-name="ce9">
            <text:p>1,414</text:p>
          </table:table-cell>
          <table:table-cell office:value-type="float" office:value="1.242" table:style-name="ce9">
            <text:p>1,242</text:p>
          </table:table-cell>
          <table:table-cell office:value-type="float" office:value="0.77500000000000002" table:style-name="ce9">
            <text:p>0,775</text:p>
          </table:table-cell>
          <table:table-cell table:number-columns-repeated="16370"/>
        </table:table-row>
        <table:table-row table:style-name="ro6">
          <table:table-cell office:value-type="string" table:style-name="ce10">
            <text:p>TIM/Intelig</text:p>
          </table:table-cell>
          <table:table-cell office:value-type="string" table:style-name="ce11">
            <text:p>Índice de Reclamações</text:p>
          </table:table-cell>
          <table:table-cell office:value-type="float" office:value="0.76400000000000001" table:style-name="ce12">
            <text:p>0,764</text:p>
          </table:table-cell>
          <table:table-cell office:value-type="float" office:value="0.78300000000000003" table:style-name="ce12">
            <text:p>0,783</text:p>
          </table:table-cell>
          <table:table-cell office:value-type="float" office:value="0.53400000000000003" table:style-name="ce12">
            <text:p>0,534</text:p>
          </table:table-cell>
          <table:table-cell office:value-type="float" office:value="0.59799999999999998" table:style-name="ce12">
            <text:p>0,598</text:p>
          </table:table-cell>
          <table:table-cell office:value-type="float" office:value="0.76100000000000001" table:style-name="ce12">
            <text:p>0,761</text:p>
          </table:table-cell>
          <table:table-cell office:value-type="float" office:value="0.75600000000000001" table:style-name="ce12">
            <text:p>0,756</text:p>
          </table:table-cell>
          <table:table-cell office:value-type="float" office:value="1.1990000000000001" table:style-name="ce12">
            <text:p>1,199</text:p>
          </table:table-cell>
          <table:table-cell office:value-type="float" office:value="1.2190000000000001" table:style-name="ce12">
            <text:p>1,219</text:p>
          </table:table-cell>
          <table:table-cell office:value-type="float" office:value="1.095" table:style-name="ce12">
            <text:p>1,095</text:p>
          </table:table-cell>
          <table:table-cell office:value-type="float" office:value="0.82299999999999995" table:style-name="ce12">
            <text:p>0,823</text:p>
          </table:table-cell>
          <table:table-cell office:value-type="float" office:value="0.92200000000000004" table:style-name="ce12">
            <text:p>0,922</text:p>
          </table:table-cell>
          <table:table-cell office:value-type="float" office:value="0.72899999999999998" table:style-name="ce12">
            <text:p>0,729</text:p>
          </table:table-cell>
          <table:table-cell table:number-columns-repeated="16370"/>
        </table:table-row>
        <table:table-row table:style-name="ro4">
          <table:table-cell table:style-name="ce13"/>
          <table:table-cell table:style-name="ce14"/>
          <table:table-cell table:number-columns-repeated="12" table:style-name="ce15"/>
          <table:table-cell table:number-columns-repeated="16370"/>
        </table:table-row>
        <table:table-row table:style-name="ro2">
          <table:table-cell office:value-type="string" table:style-name="ce23">
            <text:p>CTBC Telecom</text:p>
          </table:table-cell>
          <table:table-cell office:value-type="string" table:style-name="ce24">
            <text:p>Quantidade de resolvidas</text:p>
          </table:table-cell>
          <table:table-cell office:value-type="float" office:value="222" table:style-name="ce1">
            <text:p>222</text:p>
          </table:table-cell>
          <table:table-cell office:value-type="float" office:value="248" table:style-name="ce1">
            <text:p>248</text:p>
          </table:table-cell>
          <table:table-cell office:value-type="float" office:value="146" table:style-name="ce1">
            <text:p>146</text:p>
          </table:table-cell>
          <table:table-cell office:value-type="float" office:value="155" table:style-name="ce1">
            <text:p>155</text:p>
          </table:table-cell>
          <table:table-cell office:value-type="float" office:value="238" table:style-name="ce1">
            <text:p>238</text:p>
          </table:table-cell>
          <table:table-cell office:value-type="float" office:value="220" table:style-name="ce17">
            <text:p>220</text:p>
          </table:table-cell>
          <table:table-cell office:value-type="float" office:value="335" table:style-name="ce1">
            <text:p>335</text:p>
          </table:table-cell>
          <table:table-cell office:value-type="float" office:value="306" table:style-name="ce1">
            <text:p>306</text:p>
          </table:table-cell>
          <table:table-cell office:value-type="float" office:value="264" table:style-name="ce1">
            <text:p>264</text:p>
          </table:table-cell>
          <table:table-cell office:value-type="float" office:value="175" table:style-name="ce1">
            <text:p>175</text:p>
          </table:table-cell>
          <table:table-cell office:value-type="float" office:value="178" table:style-name="ce17">
            <text:p>178</text:p>
          </table:table-cell>
          <table:table-cell office:value-type="float" office:value="115" table:style-name="ce17">
            <text:p>115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Embratel</text:p>
          </table:table-cell>
          <table:table-cell office:value-type="string" table:style-name="ce24">
            <text:p>Quantidade de resolvidas</text:p>
          </table:table-cell>
          <table:table-cell office:value-type="float" office:value="8175" table:style-name="ce17">
            <text:p>8.175</text:p>
          </table:table-cell>
          <table:table-cell office:value-type="float" office:value="8131" table:style-name="ce17">
            <text:p>8.131</text:p>
          </table:table-cell>
          <table:table-cell office:value-type="float" office:value="5827" table:style-name="ce17">
            <text:p>5.827</text:p>
          </table:table-cell>
          <table:table-cell office:value-type="float" office:value="4811" table:style-name="ce17">
            <text:p>4.811</text:p>
          </table:table-cell>
          <table:table-cell office:value-type="float" office:value="9543" table:style-name="ce17">
            <text:p>9.543</text:p>
          </table:table-cell>
          <table:table-cell office:value-type="float" office:value="8357" table:style-name="ce17">
            <text:p>8.357</text:p>
          </table:table-cell>
          <table:table-cell office:value-type="float" office:value="9775" table:style-name="ce17">
            <text:p>9.775</text:p>
          </table:table-cell>
          <table:table-cell office:value-type="float" office:value="8805" table:style-name="ce17">
            <text:p>8.805</text:p>
          </table:table-cell>
          <table:table-cell office:value-type="float" office:value="8338" table:style-name="ce17">
            <text:p>8.338</text:p>
          </table:table-cell>
          <table:table-cell office:value-type="float" office:value="7179" table:style-name="ce17">
            <text:p>7.179</text:p>
          </table:table-cell>
          <table:table-cell office:value-type="float" office:value="6499" table:style-name="ce17">
            <text:p>6.499</text:p>
          </table:table-cell>
          <table:table-cell office:value-type="float" office:value="3833" table:style-name="ce17">
            <text:p>3.833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GVT</text:p>
          </table:table-cell>
          <table:table-cell office:value-type="string" table:style-name="ce24">
            <text:p>Quantidade de resolvidas</text:p>
          </table:table-cell>
          <table:table-cell office:value-type="float" office:value="5059" table:style-name="ce17">
            <text:p>5.059</text:p>
          </table:table-cell>
          <table:table-cell office:value-type="float" office:value="4677" table:style-name="ce17">
            <text:p>4.677</text:p>
          </table:table-cell>
          <table:table-cell office:value-type="float" office:value="4027" table:style-name="ce17">
            <text:p>4.027</text:p>
          </table:table-cell>
          <table:table-cell office:value-type="float" office:value="3287" table:style-name="ce17">
            <text:p>3.287</text:p>
          </table:table-cell>
          <table:table-cell office:value-type="float" office:value="5298" table:style-name="ce17">
            <text:p>5.298</text:p>
          </table:table-cell>
          <table:table-cell office:value-type="float" office:value="4808" table:style-name="ce17">
            <text:p>4.808</text:p>
          </table:table-cell>
          <table:table-cell office:value-type="float" office:value="6448" table:style-name="ce17">
            <text:p>6.448</text:p>
          </table:table-cell>
          <table:table-cell office:value-type="float" office:value="5668" table:style-name="ce17">
            <text:p>5.668</text:p>
          </table:table-cell>
          <table:table-cell office:value-type="float" office:value="6285" table:style-name="ce17">
            <text:p>6.285</text:p>
          </table:table-cell>
          <table:table-cell office:value-type="float" office:value="5828" table:style-name="ce17">
            <text:p>5.828</text:p>
          </table:table-cell>
          <table:table-cell office:value-type="float" office:value="5546" table:style-name="ce17">
            <text:p>5.546</text:p>
          </table:table-cell>
          <table:table-cell office:value-type="float" office:value="3377" table:style-name="ce17">
            <text:p>3.377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OI</text:p>
          </table:table-cell>
          <table:table-cell office:value-type="string" table:style-name="ce24">
            <text:p>Quantidade de resolvidas</text:p>
          </table:table-cell>
          <table:table-cell office:value-type="float" office:value="35116" table:style-name="ce17">
            <text:p>35.116</text:p>
          </table:table-cell>
          <table:table-cell office:value-type="float" office:value="32792" table:style-name="ce17">
            <text:p>32.792</text:p>
          </table:table-cell>
          <table:table-cell office:value-type="float" office:value="17889" table:style-name="ce17">
            <text:p>17.889</text:p>
          </table:table-cell>
          <table:table-cell office:value-type="float" office:value="17876" table:style-name="ce17">
            <text:p>17.876</text:p>
          </table:table-cell>
          <table:table-cell office:value-type="float" office:value="41459" table:style-name="ce17">
            <text:p>41.459</text:p>
          </table:table-cell>
          <table:table-cell office:value-type="float" office:value="22593" table:style-name="ce17">
            <text:p>22.593</text:p>
          </table:table-cell>
          <table:table-cell office:value-type="float" office:value="50213" table:style-name="ce17">
            <text:p>50.213</text:p>
          </table:table-cell>
          <table:table-cell office:value-type="float" office:value="39407" table:style-name="ce17">
            <text:p>39.407</text:p>
          </table:table-cell>
          <table:table-cell office:value-type="float" office:value="33665" table:style-name="ce17">
            <text:p>33.665</text:p>
          </table:table-cell>
          <table:table-cell office:value-type="float" office:value="34508" table:style-name="ce17">
            <text:p>34.508</text:p>
          </table:table-cell>
          <table:table-cell office:value-type="float" office:value="39227" table:style-name="ce17">
            <text:p>39.227</text:p>
          </table:table-cell>
          <table:table-cell office:value-type="float" office:value="26723" table:style-name="ce17">
            <text:p>26.723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Sercomtel</text:p>
          </table:table-cell>
          <table:table-cell office:value-type="string" table:style-name="ce24">
            <text:p>Quantidade de resolvidas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7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7">
            <text:p>37</text:p>
          </table:table-cell>
          <table:table-cell office:value-type="float" office:value="39" table:style-name="ce17">
            <text:p>39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Telefônica</text:p>
          </table:table-cell>
          <table:table-cell office:value-type="string" table:style-name="ce24">
            <text:p>Quantidade de resolvidas</text:p>
          </table:table-cell>
          <table:table-cell office:value-type="float" office:value="16422" table:style-name="ce17">
            <text:p>16.422</text:p>
          </table:table-cell>
          <table:table-cell office:value-type="float" office:value="15302" table:style-name="ce17">
            <text:p>15.302</text:p>
          </table:table-cell>
          <table:table-cell office:value-type="float" office:value="10406" table:style-name="ce17">
            <text:p>10.406</text:p>
          </table:table-cell>
          <table:table-cell office:value-type="float" office:value="9575" table:style-name="ce17">
            <text:p>9.575</text:p>
          </table:table-cell>
          <table:table-cell office:value-type="float" office:value="14219" table:style-name="ce17">
            <text:p>14.219</text:p>
          </table:table-cell>
          <table:table-cell office:value-type="float" office:value="15173" table:style-name="ce17">
            <text:p>15.173</text:p>
          </table:table-cell>
          <table:table-cell office:value-type="float" office:value="17167" table:style-name="ce17">
            <text:p>17.167</text:p>
          </table:table-cell>
          <table:table-cell office:value-type="float" office:value="16084" table:style-name="ce17">
            <text:p>16.084</text:p>
          </table:table-cell>
          <table:table-cell office:value-type="float" office:value="17322" table:style-name="ce17">
            <text:p>17.322</text:p>
          </table:table-cell>
          <table:table-cell office:value-type="float" office:value="14188" table:style-name="ce17">
            <text:p>14.188</text:p>
          </table:table-cell>
          <table:table-cell office:value-type="float" office:value="12632" table:style-name="ce17">
            <text:p>12.632</text:p>
          </table:table-cell>
          <table:table-cell office:value-type="float" office:value="8011" table:style-name="ce17">
            <text:p>8.011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TIM/Intelig</text:p>
          </table:table-cell>
          <table:table-cell office:value-type="string" table:style-name="ce26">
            <text:p>Quantidade de resolvidas</text:p>
          </table:table-cell>
          <table:table-cell office:value-type="float" office:value="500" table:style-name="ce1">
            <text:p>500</text:p>
          </table:table-cell>
          <table:table-cell office:value-type="float" office:value="507" table:style-name="ce18">
            <text:p>507</text:p>
          </table:table-cell>
          <table:table-cell office:value-type="float" office:value="346" table:style-name="ce18">
            <text:p>346</text:p>
          </table:table-cell>
          <table:table-cell office:value-type="float" office:value="360" table:style-name="ce18">
            <text:p>360</text:p>
          </table:table-cell>
          <table:table-cell office:value-type="float" office:value="14219" table:style-name="ce21">
            <text:p>14.219</text:p>
          </table:table-cell>
          <table:table-cell office:value-type="float" office:value="470" table:style-name="ce21">
            <text:p>470</text:p>
          </table:table-cell>
          <table:table-cell office:value-type="float" office:value="549" table:style-name="ce18">
            <text:p>549</text:p>
          </table:table-cell>
          <table:table-cell office:value-type="float" office:value="606" table:style-name="ce18">
            <text:p>606</text:p>
          </table:table-cell>
          <table:table-cell office:value-type="float" office:value="514" table:style-name="ce18">
            <text:p>514</text:p>
          </table:table-cell>
          <table:table-cell office:value-type="float" office:value="389" table:style-name="ce18">
            <text:p>389</text:p>
          </table:table-cell>
          <table:table-cell office:value-type="float" office:value="375" table:style-name="ce21">
            <text:p>375</text:p>
          </table:table-cell>
          <table:table-cell office:value-type="float" office:value="271" table:style-name="ce21">
            <text:p>271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CTBC Telecom</text:p>
          </table:table-cell>
          <table:table-cell office:value-type="string" table:style-name="ce24">
            <text:p>Quantidade de reabertas</text:p>
          </table:table-cell>
          <table:table-cell office:value-type="float" office:value="24" table:style-name="ce16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9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Embratel</text:p>
          </table:table-cell>
          <table:table-cell office:value-type="string" table:style-name="ce24">
            <text:p>Quantidade de reabertas</text:p>
          </table:table-cell>
          <table:table-cell office:value-type="float" office:value="748" table:style-name="ce1">
            <text:p>748</text:p>
          </table:table-cell>
          <table:table-cell office:value-type="float" office:value="764" table:style-name="ce1">
            <text:p>764</text:p>
          </table:table-cell>
          <table:table-cell office:value-type="float" office:value="553" table:style-name="ce1">
            <text:p>553</text:p>
          </table:table-cell>
          <table:table-cell office:value-type="float" office:value="400" table:style-name="ce1">
            <text:p>400</text:p>
          </table:table-cell>
          <table:table-cell office:value-type="float" office:value="886" table:style-name="ce1">
            <text:p>886</text:p>
          </table:table-cell>
          <table:table-cell office:value-type="float" office:value="684" table:style-name="ce19">
            <text:p>684</text:p>
          </table:table-cell>
          <table:table-cell office:value-type="float" office:value="975" table:style-name="ce1">
            <text:p>975</text:p>
          </table:table-cell>
          <table:table-cell office:value-type="float" office:value="611" table:style-name="ce1">
            <text:p>611</text:p>
          </table:table-cell>
          <table:table-cell office:value-type="float" office:value="640" table:style-name="ce1">
            <text:p>640</text:p>
          </table:table-cell>
          <table:table-cell office:value-type="float" office:value="516" table:style-name="ce1">
            <text:p>516</text:p>
          </table:table-cell>
          <table:table-cell office:value-type="float" office:value="458" table:style-name="ce1">
            <text:p>458</text:p>
          </table:table-cell>
          <table:table-cell office:value-type="float" office:value="250" table:style-name="ce1">
            <text:p>250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GVT</text:p>
          </table:table-cell>
          <table:table-cell office:value-type="string" table:style-name="ce24">
            <text:p>Quantidade de reabertas</text:p>
          </table:table-cell>
          <table:table-cell office:value-type="float" office:value="338" table:style-name="ce1">
            <text:p>338</text:p>
          </table:table-cell>
          <table:table-cell office:value-type="float" office:value="263" table:style-name="ce1">
            <text:p>263</text:p>
          </table:table-cell>
          <table:table-cell office:value-type="float" office:value="254" table:style-name="ce1">
            <text:p>254</text:p>
          </table:table-cell>
          <table:table-cell office:value-type="float" office:value="224" table:style-name="ce1">
            <text:p>224</text:p>
          </table:table-cell>
          <table:table-cell office:value-type="float" office:value="366" table:style-name="ce1">
            <text:p>366</text:p>
          </table:table-cell>
          <table:table-cell office:value-type="float" office:value="321" table:style-name="ce19">
            <text:p>321</text:p>
          </table:table-cell>
          <table:table-cell office:value-type="float" office:value="617" table:style-name="ce1">
            <text:p>617</text:p>
          </table:table-cell>
          <table:table-cell office:value-type="float" office:value="394" table:style-name="ce1">
            <text:p>394</text:p>
          </table:table-cell>
          <table:table-cell office:value-type="float" office:value="385" table:style-name="ce1">
            <text:p>385</text:p>
          </table:table-cell>
          <table:table-cell office:value-type="float" office:value="336" table:style-name="ce1">
            <text:p>336</text:p>
          </table:table-cell>
          <table:table-cell office:value-type="float" office:value="352" table:style-name="ce1">
            <text:p>352</text:p>
          </table:table-cell>
          <table:table-cell office:value-type="float" office:value="197" table:style-name="ce1">
            <text:p>197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OI</text:p>
          </table:table-cell>
          <table:table-cell office:value-type="string" table:style-name="ce24">
            <text:p>Quantidade de reabertas</text:p>
          </table:table-cell>
          <table:table-cell office:value-type="float" office:value="2694" table:style-name="ce17">
            <text:p>2.694</text:p>
          </table:table-cell>
          <table:table-cell office:value-type="float" office:value="2446" table:style-name="ce17">
            <text:p>2.446</text:p>
          </table:table-cell>
          <table:table-cell office:value-type="float" office:value="1097" table:style-name="ce17">
            <text:p>1.097</text:p>
          </table:table-cell>
          <table:table-cell office:value-type="float" office:value="1378" table:style-name="ce17">
            <text:p>1.378</text:p>
          </table:table-cell>
          <table:table-cell office:value-type="float" office:value="3105" table:style-name="ce17">
            <text:p>3.105</text:p>
          </table:table-cell>
          <table:table-cell office:value-type="float" office:value="1700" table:style-name="ce17">
            <text:p>1.700</text:p>
          </table:table-cell>
          <table:table-cell office:value-type="float" office:value="3677" table:style-name="ce17">
            <text:p>3.677</text:p>
          </table:table-cell>
          <table:table-cell office:value-type="float" office:value="4417" table:style-name="ce17">
            <text:p>4.417</text:p>
          </table:table-cell>
          <table:table-cell office:value-type="float" office:value="2142" table:style-name="ce17">
            <text:p>2.142</text:p>
          </table:table-cell>
          <table:table-cell office:value-type="float" office:value="2201" table:style-name="ce17">
            <text:p>2.201</text:p>
          </table:table-cell>
          <table:table-cell office:value-type="float" office:value="2796" table:style-name="ce17">
            <text:p>2.796</text:p>
          </table:table-cell>
          <table:table-cell office:value-type="float" office:value="1671" table:style-name="ce17">
            <text:p>1.671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Sercomtel</text:p>
          </table:table-cell>
          <table:table-cell office:value-type="string" table:style-name="ce24">
            <text:p>Quantidade de reabertas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Telefônica</text:p>
          </table:table-cell>
          <table:table-cell office:value-type="string" table:style-name="ce24">
            <text:p>Quantidade de reabertas</text:p>
          </table:table-cell>
          <table:table-cell office:value-type="float" office:value="1308" table:style-name="ce17">
            <text:p>1.308</text:p>
          </table:table-cell>
          <table:table-cell office:value-type="float" office:value="908" table:style-name="ce1">
            <text:p>908</text:p>
          </table:table-cell>
          <table:table-cell office:value-type="float" office:value="635" table:style-name="ce1">
            <text:p>635</text:p>
          </table:table-cell>
          <table:table-cell office:value-type="float" office:value="565" table:style-name="ce1">
            <text:p>565</text:p>
          </table:table-cell>
          <table:table-cell office:value-type="float" office:value="1084" table:style-name="ce17">
            <text:p>1.084</text:p>
          </table:table-cell>
          <table:table-cell office:value-type="float" office:value="1197" table:style-name="ce17">
            <text:p>1.197</text:p>
          </table:table-cell>
          <table:table-cell office:value-type="float" office:value="1572" table:style-name="ce17">
            <text:p>1.572</text:p>
          </table:table-cell>
          <table:table-cell office:value-type="float" office:value="1392" table:style-name="ce17">
            <text:p>1.392</text:p>
          </table:table-cell>
          <table:table-cell office:value-type="float" office:value="1572" table:style-name="ce17">
            <text:p>1.572</text:p>
          </table:table-cell>
          <table:table-cell office:value-type="float" office:value="1122" table:style-name="ce17">
            <text:p>1.122</text:p>
          </table:table-cell>
          <table:table-cell office:value-type="float" office:value="891" table:style-name="ce1">
            <text:p>891</text:p>
          </table:table-cell>
          <table:table-cell office:value-type="float" office:value="490" table:style-name="ce17">
            <text:p>49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TIM/Intelig</text:p>
          </table:table-cell>
          <table:table-cell office:value-type="string" table:style-name="ce26">
            <text:p>Quantidade de reabertas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25" table:style-name="ce18">
            <text:p>25</text:p>
          </table:table-cell>
          <table:table-cell office:value-type="float" office:value="22" table:style-name="ce18">
            <text:p>22</text:p>
          </table:table-cell>
          <table:table-cell office:value-type="float" office:value="36" table:style-name="ce18">
            <text:p>36</text:p>
          </table:table-cell>
          <table:table-cell office:value-type="float" office:value="14" table:style-name="ce17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CTBC Telecom</text:p>
          </table:table-cell>
          <table:table-cell office:value-type="string" table:style-name="ce1">
            <text:p>Taxa de Reabertas</text:p>
          </table:table-cell>
          <table:table-cell office:value-type="float" office:value="10.811" table:style-name="ce9">
            <text:p>10,811</text:p>
          </table:table-cell>
          <table:table-cell office:value-type="float" office:value="5.242" table:style-name="ce9">
            <text:p>5,242</text:p>
          </table:table-cell>
          <table:table-cell office:value-type="float" office:value="6.8490000000000002" table:style-name="ce9">
            <text:p>6,849</text:p>
          </table:table-cell>
          <table:table-cell office:value-type="float" office:value="7.0970000000000004" table:style-name="ce9">
            <text:p>7,097</text:p>
          </table:table-cell>
          <table:table-cell office:value-type="float" office:value="8.4030000000000005" table:style-name="ce9">
            <text:p>8,403</text:p>
          </table:table-cell>
          <table:table-cell office:value-type="float" office:value="5" table:style-name="ce22">
            <text:p>5,000</text:p>
          </table:table-cell>
          <table:table-cell office:value-type="float" office:value="7.1639999999999997" table:style-name="ce22">
            <text:p>7,164</text:p>
          </table:table-cell>
          <table:table-cell office:value-type="float" office:value="11.111000000000001" table:style-name="ce22">
            <text:p>11,111</text:p>
          </table:table-cell>
          <table:table-cell office:value-type="float" office:value="6.8179999999999996" table:style-name="ce22">
            <text:p>6,818</text:p>
          </table:table-cell>
          <table:table-cell office:value-type="float" office:value="14.286" table:style-name="ce22">
            <text:p>14,286</text:p>
          </table:table-cell>
          <table:table-cell office:value-type="float" office:value="13.483000000000001" table:style-name="ce22">
            <text:p>13,483</text:p>
          </table:table-cell>
          <table:table-cell office:value-type="float" office:value="15.651999999999999" table:style-name="ce22">
            <text:p>15,652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Embratel</text:p>
          </table:table-cell>
          <table:table-cell office:value-type="string" table:style-name="ce1">
            <text:p>Taxa de Reabertas</text:p>
          </table:table-cell>
          <table:table-cell office:value-type="float" office:value="9.15" table:style-name="ce9">
            <text:p>9,150</text:p>
          </table:table-cell>
          <table:table-cell office:value-type="float" office:value="9.3960000000000008" table:style-name="ce9">
            <text:p>9,396</text:p>
          </table:table-cell>
          <table:table-cell office:value-type="float" office:value="9.49" table:style-name="ce9">
            <text:p>9,490</text:p>
          </table:table-cell>
          <table:table-cell office:value-type="float" office:value="8.3140000000000001" table:style-name="ce9">
            <text:p>8,314</text:p>
          </table:table-cell>
          <table:table-cell office:value-type="float" office:value="9.2840000000000007" table:style-name="ce9">
            <text:p>9,284</text:p>
          </table:table-cell>
          <table:table-cell office:value-type="float" office:value="8.1850000000000005" table:style-name="ce9">
            <text:p>8,185</text:p>
          </table:table-cell>
          <table:table-cell office:value-type="float" office:value="9.9740000000000002" table:style-name="ce9">
            <text:p>9,974</text:p>
          </table:table-cell>
          <table:table-cell office:value-type="float" office:value="6.9390000000000001" table:style-name="ce9">
            <text:p>6,939</text:p>
          </table:table-cell>
          <table:table-cell office:value-type="float" office:value="7.6760000000000002" table:style-name="ce9">
            <text:p>7,676</text:p>
          </table:table-cell>
          <table:table-cell office:value-type="float" office:value="7.1879999999999997" table:style-name="ce9">
            <text:p>7,188</text:p>
          </table:table-cell>
          <table:table-cell office:value-type="float" office:value="7.0469999999999997" table:style-name="ce9">
            <text:p>7,047</text:p>
          </table:table-cell>
          <table:table-cell office:value-type="float" office:value="6.5220000000000002" table:style-name="ce9">
            <text:p>6,522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GVT</text:p>
          </table:table-cell>
          <table:table-cell office:value-type="string" table:style-name="ce1">
            <text:p>Taxa de Reabertas</text:p>
          </table:table-cell>
          <table:table-cell office:value-type="float" office:value="6.681" table:style-name="ce9">
            <text:p>6,681</text:p>
          </table:table-cell>
          <table:table-cell office:value-type="float" office:value="5.6230000000000002" table:style-name="ce9">
            <text:p>5,623</text:p>
          </table:table-cell>
          <table:table-cell office:value-type="float" office:value="6.3070000000000004" table:style-name="ce9">
            <text:p>6,307</text:p>
          </table:table-cell>
          <table:table-cell office:value-type="float" office:value="6.8150000000000004" table:style-name="ce9">
            <text:p>6,815</text:p>
          </table:table-cell>
          <table:table-cell office:value-type="float" office:value="6.9080000000000004" table:style-name="ce9">
            <text:p>6,908</text:p>
          </table:table-cell>
          <table:table-cell office:value-type="float" office:value="6.6760000000000002" table:style-name="ce9">
            <text:p>6,676</text:p>
          </table:table-cell>
          <table:table-cell office:value-type="float" office:value="9.5690000000000008" table:style-name="ce9">
            <text:p>9,569</text:p>
          </table:table-cell>
          <table:table-cell office:value-type="float" office:value="6.9509999999999996" table:style-name="ce9">
            <text:p>6,951</text:p>
          </table:table-cell>
          <table:table-cell office:value-type="float" office:value="6.1260000000000003" table:style-name="ce9">
            <text:p>6,126</text:p>
          </table:table-cell>
          <table:table-cell office:value-type="float" office:value="5.7649999999999997" table:style-name="ce9">
            <text:p>5,765</text:p>
          </table:table-cell>
          <table:table-cell office:value-type="float" office:value="6.3470000000000004" table:style-name="ce9">
            <text:p>6,347</text:p>
          </table:table-cell>
          <table:table-cell office:value-type="float" office:value="5.8339999999999996" table:style-name="ce9">
            <text:p>5,834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OI</text:p>
          </table:table-cell>
          <table:table-cell office:value-type="string" table:style-name="ce1">
            <text:p>Taxa de Reabertas</text:p>
          </table:table-cell>
          <table:table-cell office:value-type="float" office:value="7.6719999999999997" table:style-name="ce9">
            <text:p>7,672</text:p>
          </table:table-cell>
          <table:table-cell office:value-type="float" office:value="7.4589999999999996" table:style-name="ce9">
            <text:p>7,459</text:p>
          </table:table-cell>
          <table:table-cell office:value-type="float" office:value="6.1319999999999997" table:style-name="ce9">
            <text:p>6,132</text:p>
          </table:table-cell>
          <table:table-cell office:value-type="float" office:value="7.7089999999999996" table:style-name="ce9">
            <text:p>7,709</text:p>
          </table:table-cell>
          <table:table-cell office:value-type="float" office:value="7.4889999999999999" table:style-name="ce9">
            <text:p>7,489</text:p>
          </table:table-cell>
          <table:table-cell office:value-type="float" office:value="7.524" table:style-name="ce9">
            <text:p>7,524</text:p>
          </table:table-cell>
          <table:table-cell office:value-type="float" office:value="7.3230000000000004" table:style-name="ce9">
            <text:p>7,323</text:p>
          </table:table-cell>
          <table:table-cell office:value-type="float" office:value="11.209" table:style-name="ce9">
            <text:p>11,209</text:p>
          </table:table-cell>
          <table:table-cell office:value-type="float" office:value="6.3630000000000004" table:style-name="ce9">
            <text:p>6,363</text:p>
          </table:table-cell>
          <table:table-cell office:value-type="float" office:value="6.3780000000000001" table:style-name="ce9">
            <text:p>6,378</text:p>
          </table:table-cell>
          <table:table-cell office:value-type="float" office:value="7.1280000000000001" table:style-name="ce9">
            <text:p>7,128</text:p>
          </table:table-cell>
          <table:table-cell office:value-type="float" office:value="6.2530000000000001" table:style-name="ce9">
            <text:p>6,253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Sercomtel</text:p>
          </table:table-cell>
          <table:table-cell office:value-type="string" table:style-name="ce1">
            <text:p>Taxa de Reabertas</text:p>
          </table:table-cell>
          <table:table-cell office:value-type="float" office:value="5.4050000000000002" table:style-name="ce9">
            <text:p>5,405</text:p>
          </table:table-cell>
          <table:table-cell office:value-type="float" office:value="12.5" table:style-name="ce9">
            <text:p>12,500</text:p>
          </table:table-cell>
          <table:table-cell office:value-type="float" office:value="5.556" table:style-name="ce9">
            <text:p>5,556</text:p>
          </table:table-cell>
          <table:table-cell office:value-type="float" office:value="6.25" table:style-name="ce9">
            <text:p>6,250</text:p>
          </table:table-cell>
          <table:table-cell office:value-type="float" office:value="7.6920000000000002" table:style-name="ce9">
            <text:p>7,692</text:p>
          </table:table-cell>
          <table:table-cell office:value-type="float" office:value="5.1280000000000001" table:style-name="ce9">
            <text:p>5,128</text:p>
          </table:table-cell>
          <table:table-cell office:value-type="float" office:value="10.169" table:style-name="ce9">
            <text:p>10,169</text:p>
          </table:table-cell>
          <table:table-cell office:value-type="float" office:value="18.919" table:style-name="ce9">
            <text:p>18,919</text:p>
          </table:table-cell>
          <table:table-cell office:value-type="float" office:value="11.628" table:style-name="ce9">
            <text:p>11,628</text:p>
          </table:table-cell>
          <table:table-cell office:value-type="float" office:value="9.0909999999999993" table:style-name="ce9">
            <text:p>9,091</text:p>
          </table:table-cell>
          <table:table-cell office:value-type="float" office:value="43.243000000000002" table:style-name="ce27">
            <text:p>43,243</text:p>
          </table:table-cell>
          <table:table-cell office:value-type="float" office:value="56.41" table:style-name="ce27">
            <text:p>56,4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Telefônica</text:p>
          </table:table-cell>
          <table:table-cell office:value-type="string" table:style-name="ce1">
            <text:p>Taxa de Reabertas</text:p>
          </table:table-cell>
          <table:table-cell office:value-type="float" office:value="7.9649999999999999" table:style-name="ce9">
            <text:p>7,965</text:p>
          </table:table-cell>
          <table:table-cell office:value-type="float" office:value="5.9340000000000002" table:style-name="ce9">
            <text:p>5,934</text:p>
          </table:table-cell>
          <table:table-cell office:value-type="float" office:value="6.1020000000000003" table:style-name="ce9">
            <text:p>6,102</text:p>
          </table:table-cell>
          <table:table-cell office:value-type="float" office:value="5.9009999999999998" table:style-name="ce9">
            <text:p>5,901</text:p>
          </table:table-cell>
          <table:table-cell office:value-type="float" office:value="7.6239999999999997" table:style-name="ce9">
            <text:p>7,624</text:p>
          </table:table-cell>
          <table:table-cell office:value-type="float" office:value="7.8890000000000002" table:style-name="ce9">
            <text:p>7,889</text:p>
          </table:table-cell>
          <table:table-cell office:value-type="float" office:value="9.157" table:style-name="ce9">
            <text:p>9,157</text:p>
          </table:table-cell>
          <table:table-cell office:value-type="float" office:value="8.6549999999999994" table:style-name="ce9">
            <text:p>8,655</text:p>
          </table:table-cell>
          <table:table-cell office:value-type="float" office:value="9.0749999999999993" table:style-name="ce9">
            <text:p>9,075</text:p>
          </table:table-cell>
          <table:table-cell office:value-type="float" office:value="7.9080000000000004" table:style-name="ce9">
            <text:p>7,908</text:p>
          </table:table-cell>
          <table:table-cell office:value-type="float" office:value="7.0540000000000003" table:style-name="ce9">
            <text:p>7,054</text:p>
          </table:table-cell>
          <table:table-cell office:value-type="float" office:value="6.117" table:style-name="ce9">
            <text:p>6,117</text:p>
          </table:table-cell>
          <table:table-cell table:number-columns-repeated="16370"/>
        </table:table-row>
        <table:table-row table:style-name="ro2">
          <table:table-cell office:value-type="string" table:style-name="ce28">
            <text:p>TIM/Intelig</text:p>
          </table:table-cell>
          <table:table-cell office:value-type="string" table:style-name="ce18">
            <text:p>Taxa de Reabertas</text:p>
          </table:table-cell>
          <table:table-cell office:value-type="float" office:value="4" table:style-name="ce12">
            <text:p>4,000</text:p>
          </table:table-cell>
          <table:table-cell office:value-type="float" office:value="5.9169999999999998" table:style-name="ce12">
            <text:p>5,917</text:p>
          </table:table-cell>
          <table:table-cell office:value-type="float" office:value="7.2249999999999996" table:style-name="ce12">
            <text:p>7,225</text:p>
          </table:table-cell>
          <table:table-cell office:value-type="float" office:value="6.1109999999999998" table:style-name="ce12">
            <text:p>6,111</text:p>
          </table:table-cell>
          <table:table-cell office:value-type="float" office:value="7.1859999999999999" table:style-name="ce12">
            <text:p>7,186</text:p>
          </table:table-cell>
          <table:table-cell office:value-type="float" office:value="2.9790000000000001" table:style-name="ce12">
            <text:p>2,979</text:p>
          </table:table-cell>
          <table:table-cell office:value-type="float" office:value="4.7359999999999998" table:style-name="ce12">
            <text:p>4,736</text:p>
          </table:table-cell>
          <table:table-cell office:value-type="float" office:value="3.63" table:style-name="ce12">
            <text:p>3,630</text:p>
          </table:table-cell>
          <table:table-cell office:value-type="float" office:value="3.5019999999999998" table:style-name="ce12">
            <text:p>3,502</text:p>
          </table:table-cell>
          <table:table-cell office:value-type="float" office:value="4.1130000000000004" table:style-name="ce12">
            <text:p>4,113</text:p>
          </table:table-cell>
          <table:table-cell office:value-type="float" office:value="6.133" table:style-name="ce12">
            <text:p>6,133</text:p>
          </table:table-cell>
          <table:table-cell office:value-type="float" office:value="4.4279999999999999" table:style-name="ce12">
            <text:p>4,428</text:p>
          </table:table-cell>
          <table:table-cell table:number-columns-repeated="16370"/>
        </table:table-row>
        <table:table-row table:style-name="ro4">
          <table:table-cell table:style-name="ce13"/>
          <table:table-cell table:style-name="ce14"/>
          <table:table-cell table:number-columns-repeated="12" table:style-name="ce15"/>
          <table:table-cell table:number-columns-repeated="16370"/>
        </table:table-row>
        <table:table-row table:style-name="ro2">
          <table:table-cell office:value-type="string" table:style-name="ce23">
            <text:p>CTBC Telecom</text:p>
          </table:table-cell>
          <table:table-cell office:value-type="string" table:style-name="ce24">
            <text:p>Quantidade de Sol. Resolvidas em até 5 dias</text:p>
          </table:table-cell>
          <table:table-cell office:value-type="float" office:value="192" table:style-name="ce1">
            <text:p>192</text:p>
          </table:table-cell>
          <table:table-cell office:value-type="float" office:value="223" table:style-name="ce1">
            <text:p>223</text:p>
          </table:table-cell>
          <table:table-cell office:value-type="float" office:value="130" table:style-name="ce1">
            <text:p>130</text:p>
          </table:table-cell>
          <table:table-cell office:value-type="float" office:value="134" table:style-name="ce1">
            <text:p>134</text:p>
          </table:table-cell>
          <table:table-cell office:value-type="float" office:value="217" table:style-name="ce1">
            <text:p>217</text:p>
          </table:table-cell>
          <table:table-cell office:value-type="float" office:value="196" table:style-name="ce17">
            <text:p>196</text:p>
          </table:table-cell>
          <table:table-cell office:value-type="float" office:value="282" table:style-name="ce1">
            <text:p>282</text:p>
          </table:table-cell>
          <table:table-cell office:value-type="float" office:value="249" table:style-name="ce1">
            <text:p>249</text:p>
          </table:table-cell>
          <table:table-cell office:value-type="float" office:value="229" table:style-name="ce1">
            <text:p>229</text:p>
          </table:table-cell>
          <table:table-cell office:value-type="float" office:value="146" table:style-name="ce1">
            <text:p>146</text:p>
          </table:table-cell>
          <table:table-cell office:value-type="float" office:value="144" table:style-name="ce17">
            <text:p>144</text:p>
          </table:table-cell>
          <table:table-cell office:value-type="float" office:value="88" table:style-name="ce17">
            <text:p>88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Embratel</text:p>
          </table:table-cell>
          <table:table-cell office:value-type="string" table:style-name="ce24">
            <text:p>Quantidade de Sol. Resolvidas em até 5 dias</text:p>
          </table:table-cell>
          <table:table-cell office:value-type="float" office:value="7282" table:style-name="ce17">
            <text:p>7.282</text:p>
          </table:table-cell>
          <table:table-cell office:value-type="float" office:value="7203" table:style-name="ce17">
            <text:p>7.203</text:p>
          </table:table-cell>
          <table:table-cell office:value-type="float" office:value="5005" table:style-name="ce17">
            <text:p>5.005</text:p>
          </table:table-cell>
          <table:table-cell office:value-type="float" office:value="4082" table:style-name="ce17">
            <text:p>4.082</text:p>
          </table:table-cell>
          <table:table-cell office:value-type="float" office:value="8367" table:style-name="ce17">
            <text:p>8.367</text:p>
          </table:table-cell>
          <table:table-cell office:value-type="float" office:value="7140" table:style-name="ce17">
            <text:p>7.140</text:p>
          </table:table-cell>
          <table:table-cell office:value-type="float" office:value="8543" table:style-name="ce17">
            <text:p>8.543</text:p>
          </table:table-cell>
          <table:table-cell office:value-type="float" office:value="7674" table:style-name="ce17">
            <text:p>7.674</text:p>
          </table:table-cell>
          <table:table-cell office:value-type="float" office:value="7022" table:style-name="ce17">
            <text:p>7.022</text:p>
          </table:table-cell>
          <table:table-cell office:value-type="float" office:value="6280" table:style-name="ce17">
            <text:p>6.280</text:p>
          </table:table-cell>
          <table:table-cell office:value-type="float" office:value="5566" table:style-name="ce17">
            <text:p>5.566</text:p>
          </table:table-cell>
          <table:table-cell office:value-type="float" office:value="3514" table:style-name="ce17">
            <text:p>3.514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GVT</text:p>
          </table:table-cell>
          <table:table-cell office:value-type="string" table:style-name="ce24">
            <text:p>Quantidade de Sol. Resolvidas em até 5 dias</text:p>
          </table:table-cell>
          <table:table-cell office:value-type="float" office:value="4376" table:style-name="ce17">
            <text:p>4.376</text:p>
          </table:table-cell>
          <table:table-cell office:value-type="float" office:value="3858" table:style-name="ce17">
            <text:p>3.858</text:p>
          </table:table-cell>
          <table:table-cell office:value-type="float" office:value="3070" table:style-name="ce17">
            <text:p>3.070</text:p>
          </table:table-cell>
          <table:table-cell office:value-type="float" office:value="2884" table:style-name="ce17">
            <text:p>2.884</text:p>
          </table:table-cell>
          <table:table-cell office:value-type="float" office:value="4862" table:style-name="ce17">
            <text:p>4.862</text:p>
          </table:table-cell>
          <table:table-cell office:value-type="float" office:value="4268" table:style-name="ce17">
            <text:p>4.268</text:p>
          </table:table-cell>
          <table:table-cell office:value-type="float" office:value="5827" table:style-name="ce17">
            <text:p>5.827</text:p>
          </table:table-cell>
          <table:table-cell office:value-type="float" office:value="4958" table:style-name="ce17">
            <text:p>4.958</text:p>
          </table:table-cell>
          <table:table-cell office:value-type="float" office:value="5525" table:style-name="ce17">
            <text:p>5.525</text:p>
          </table:table-cell>
          <table:table-cell office:value-type="float" office:value="5167" table:style-name="ce17">
            <text:p>5.167</text:p>
          </table:table-cell>
          <table:table-cell office:value-type="float" office:value="4771" table:style-name="ce17">
            <text:p>4.771</text:p>
          </table:table-cell>
          <table:table-cell office:value-type="float" office:value="2563" table:style-name="ce17">
            <text:p>2.563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OI</text:p>
          </table:table-cell>
          <table:table-cell office:value-type="string" table:style-name="ce24">
            <text:p>Quantidade de Sol. Resolvidas em até 5 dias</text:p>
          </table:table-cell>
          <table:table-cell office:value-type="float" office:value="26975" table:style-name="ce17">
            <text:p>26.975</text:p>
          </table:table-cell>
          <table:table-cell office:value-type="float" office:value="23302" table:style-name="ce17">
            <text:p>23.302</text:p>
          </table:table-cell>
          <table:table-cell office:value-type="float" office:value="14670" table:style-name="ce17">
            <text:p>14.670</text:p>
          </table:table-cell>
          <table:table-cell office:value-type="float" office:value="15153" table:style-name="ce17">
            <text:p>15.153</text:p>
          </table:table-cell>
          <table:table-cell office:value-type="float" office:value="25907" table:style-name="ce17">
            <text:p>25.907</text:p>
          </table:table-cell>
          <table:table-cell office:value-type="float" office:value="18885" table:style-name="ce17">
            <text:p>18.885</text:p>
          </table:table-cell>
          <table:table-cell office:value-type="float" office:value="26813" table:style-name="ce17">
            <text:p>26.813</text:p>
          </table:table-cell>
          <table:table-cell office:value-type="float" office:value="27459" table:style-name="ce17">
            <text:p>27.459</text:p>
          </table:table-cell>
          <table:table-cell office:value-type="float" office:value="21381" table:style-name="ce17">
            <text:p>21.381</text:p>
          </table:table-cell>
          <table:table-cell office:value-type="float" office:value="22782" table:style-name="ce17">
            <text:p>22.782</text:p>
          </table:table-cell>
          <table:table-cell office:value-type="float" office:value="24398" table:style-name="ce17">
            <text:p>24.398</text:p>
          </table:table-cell>
          <table:table-cell office:value-type="float" office:value="17716" table:style-name="ce17">
            <text:p>17.716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Sercomtel</text:p>
          </table:table-cell>
          <table:table-cell office:value-type="string" table:style-name="ce24">
            <text:p>Quantidade de Sol. Resolvidas em até 5 dias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7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7">
            <text:p>26</text:p>
          </table:table-cell>
          <table:table-cell office:value-type="float" office:value="26" table:style-name="ce17">
            <text:p>26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Telefônica</text:p>
          </table:table-cell>
          <table:table-cell office:value-type="string" table:style-name="ce24">
            <text:p>Quantidade de Sol. Resolvidas em até 5 dias</text:p>
          </table:table-cell>
          <table:table-cell office:value-type="float" office:value="14197" table:style-name="ce17">
            <text:p>14.197</text:p>
          </table:table-cell>
          <table:table-cell office:value-type="float" office:value="12010" table:style-name="ce17">
            <text:p>12.010</text:p>
          </table:table-cell>
          <table:table-cell office:value-type="float" office:value="8282" table:style-name="ce17">
            <text:p>8.282</text:p>
          </table:table-cell>
          <table:table-cell office:value-type="float" office:value="7687" table:style-name="ce17">
            <text:p>7.687</text:p>
          </table:table-cell>
          <table:table-cell office:value-type="float" office:value="12045" table:style-name="ce17">
            <text:p>12.045</text:p>
          </table:table-cell>
          <table:table-cell office:value-type="float" office:value="12291" table:style-name="ce17">
            <text:p>12.291</text:p>
          </table:table-cell>
          <table:table-cell office:value-type="float" office:value="14212" table:style-name="ce17">
            <text:p>14.212</text:p>
          </table:table-cell>
          <table:table-cell office:value-type="float" office:value="12717" table:style-name="ce17">
            <text:p>12.717</text:p>
          </table:table-cell>
          <table:table-cell office:value-type="float" office:value="13500" table:style-name="ce17">
            <text:p>13.500</text:p>
          </table:table-cell>
          <table:table-cell office:value-type="float" office:value="11231" table:style-name="ce17">
            <text:p>11.231</text:p>
          </table:table-cell>
          <table:table-cell office:value-type="float" office:value="9616" table:style-name="ce17">
            <text:p>9.616</text:p>
          </table:table-cell>
          <table:table-cell office:value-type="float" office:value="6392" table:style-name="ce17">
            <text:p>6.392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TIM/Intelig</text:p>
          </table:table-cell>
          <table:table-cell office:value-type="string" table:style-name="ce26">
            <text:p>Quantidade de Sol. Resolvidas em até 5 dias</text:p>
          </table:table-cell>
          <table:table-cell office:value-type="float" office:value="435" table:style-name="ce18">
            <text:p>435</text:p>
          </table:table-cell>
          <table:table-cell office:value-type="float" office:value="438" table:style-name="ce18">
            <text:p>438</text:p>
          </table:table-cell>
          <table:table-cell office:value-type="float" office:value="285" table:style-name="ce18">
            <text:p>285</text:p>
          </table:table-cell>
          <table:table-cell office:value-type="float" office:value="328" table:style-name="ce18">
            <text:p>328</text:p>
          </table:table-cell>
          <table:table-cell office:value-type="float" office:value="438" table:style-name="ce18">
            <text:p>438</text:p>
          </table:table-cell>
          <table:table-cell office:value-type="float" office:value="441" table:style-name="ce21">
            <text:p>441</text:p>
          </table:table-cell>
          <table:table-cell office:value-type="float" office:value="519" table:style-name="ce18">
            <text:p>519</text:p>
          </table:table-cell>
          <table:table-cell office:value-type="float" office:value="527" table:style-name="ce18">
            <text:p>527</text:p>
          </table:table-cell>
          <table:table-cell office:value-type="float" office:value="13500" table:style-name="ce21">
            <text:p>13.500</text:p>
          </table:table-cell>
          <table:table-cell office:value-type="float" office:value="369" table:style-name="ce18">
            <text:p>369</text:p>
          </table:table-cell>
          <table:table-cell office:value-type="float" office:value="325" table:style-name="ce21">
            <text:p>325</text:p>
          </table:table-cell>
          <table:table-cell office:value-type="float" office:value="257" table:style-name="ce21">
            <text:p>257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CTBC Telecom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6.486000000000004" table:style-name="ce9">
            <text:p>86,486</text:p>
          </table:table-cell>
          <table:table-cell office:value-type="float" office:value="89.918999999999997" table:style-name="ce9">
            <text:p>89,919</text:p>
          </table:table-cell>
          <table:table-cell office:value-type="float" office:value="88.435000000000002" table:style-name="ce9">
            <text:p>88,435</text:p>
          </table:table-cell>
          <table:table-cell office:value-type="float" office:value="84.81" table:style-name="ce9">
            <text:p>84,810</text:p>
          </table:table-cell>
          <table:table-cell office:value-type="float" office:value="91.176000000000002" table:style-name="ce9">
            <text:p>91,176</text:p>
          </table:table-cell>
          <table:table-cell office:value-type="float" office:value="89.090999999999994" table:style-name="ce29">
            <text:p>89,091</text:p>
          </table:table-cell>
          <table:table-cell office:value-type="float" office:value="84.179000000000002" table:style-name="ce9">
            <text:p>84,179</text:p>
          </table:table-cell>
          <table:table-cell office:value-type="float" office:value="81.373000000000005" table:style-name="ce9">
            <text:p>81,373</text:p>
          </table:table-cell>
          <table:table-cell office:value-type="float" office:value="86.742000000000004" table:style-name="ce9">
            <text:p>86,742</text:p>
          </table:table-cell>
          <table:table-cell office:value-type="float" office:value="83.429000000000002" table:style-name="ce9">
            <text:p>83,429</text:p>
          </table:table-cell>
          <table:table-cell office:value-type="float" office:value="80.899000000000001" table:style-name="ce29">
            <text:p>80,899</text:p>
          </table:table-cell>
          <table:table-cell office:value-type="float" office:value="76.522000000000006" table:style-name="ce29">
            <text:p>76,522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Embratel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1.819999999999993" table:style-name="ce9">
            <text:p>81,820</text:p>
          </table:table-cell>
          <table:table-cell office:value-type="float" office:value="80.444000000000003" table:style-name="ce9">
            <text:p>80,444</text:p>
          </table:table-cell>
          <table:table-cell office:value-type="float" office:value="79.13" table:style-name="ce9">
            <text:p>79,130</text:p>
          </table:table-cell>
          <table:table-cell office:value-type="float" office:value="68.248999999999995" table:style-name="ce9">
            <text:p>68,249</text:p>
          </table:table-cell>
          <table:table-cell office:value-type="float" office:value="82.215000000000003" table:style-name="ce9">
            <text:p>82,215</text:p>
          </table:table-cell>
          <table:table-cell office:value-type="float" office:value="79.616" table:style-name="ce29">
            <text:p>79,616</text:p>
          </table:table-cell>
          <table:table-cell office:value-type="float" office:value="82.460999999999999" table:style-name="ce9">
            <text:p>82,461</text:p>
          </table:table-cell>
          <table:table-cell office:value-type="float" office:value="83.304000000000002" table:style-name="ce9">
            <text:p>83,304</text:p>
          </table:table-cell>
          <table:table-cell office:value-type="float" office:value="79.388999999999996" table:style-name="ce9">
            <text:p>79,389</text:p>
          </table:table-cell>
          <table:table-cell office:value-type="float" office:value="83.212000000000003" table:style-name="ce9">
            <text:p>83,212</text:p>
          </table:table-cell>
          <table:table-cell office:value-type="float" office:value="81.338999999999999" table:style-name="ce29">
            <text:p>81,339</text:p>
          </table:table-cell>
          <table:table-cell office:value-type="float" office:value="85.290999999999997" table:style-name="ce29">
            <text:p>85,291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GVT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5.251999999999995" table:style-name="ce9">
            <text:p>85,252</text:p>
          </table:table-cell>
          <table:table-cell office:value-type="float" office:value="77.813999999999993" table:style-name="ce9">
            <text:p>77,814</text:p>
          </table:table-cell>
          <table:table-cell office:value-type="float" office:value="71.611999999999995" table:style-name="ce9">
            <text:p>71,612</text:p>
          </table:table-cell>
          <table:table-cell office:value-type="float" office:value="75.635999999999996" table:style-name="ce9">
            <text:p>75,636</text:p>
          </table:table-cell>
          <table:table-cell office:value-type="float" office:value="87.509" table:style-name="ce9">
            <text:p>87,509</text:p>
          </table:table-cell>
          <table:table-cell office:value-type="float" office:value="85.650999999999996" table:style-name="ce29">
            <text:p>85,651</text:p>
          </table:table-cell>
          <table:table-cell office:value-type="float" office:value="85.477000000000004" table:style-name="ce9">
            <text:p>85,477</text:p>
          </table:table-cell>
          <table:table-cell office:value-type="float" office:value="86.497" table:style-name="ce9">
            <text:p>86,497</text:p>
          </table:table-cell>
          <table:table-cell office:value-type="float" office:value="86.18" table:style-name="ce9">
            <text:p>86,180</text:p>
          </table:table-cell>
          <table:table-cell office:value-type="float" office:value="84.414000000000001" table:style-name="ce9">
            <text:p>84,414</text:p>
          </table:table-cell>
          <table:table-cell office:value-type="float" office:value="83.878" table:style-name="ce29">
            <text:p>83,878</text:p>
          </table:table-cell>
          <table:table-cell office:value-type="float" office:value="71.233999999999995" table:style-name="ce29">
            <text:p>71,234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OI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64.635999999999996" table:style-name="ce9">
            <text:p>64,636</text:p>
          </table:table-cell>
          <table:table-cell office:value-type="float" office:value="59.057000000000002" table:style-name="ce9">
            <text:p>59,057</text:p>
          </table:table-cell>
          <table:table-cell office:value-type="float" office:value="59.494" table:style-name="ce9">
            <text:p>59,494</text:p>
          </table:table-cell>
          <table:table-cell office:value-type="float" office:value="50.878" table:style-name="ce9">
            <text:p>50,878</text:p>
          </table:table-cell>
          <table:table-cell office:value-type="float" office:value="51.893000000000001" table:style-name="ce9">
            <text:p>51,893</text:p>
          </table:table-cell>
          <table:table-cell office:value-type="float" office:value="38.698999999999998" table:style-name="ce29">
            <text:p>38,699</text:p>
          </table:table-cell>
          <table:table-cell office:value-type="float" office:value="42.802" table:style-name="ce9">
            <text:p>42,802</text:p>
          </table:table-cell>
          <table:table-cell office:value-type="float" office:value="51.901000000000003" table:style-name="ce9">
            <text:p>51,901</text:p>
          </table:table-cell>
          <table:table-cell office:value-type="float" office:value="39.218000000000004" table:style-name="ce9">
            <text:p>39,218</text:p>
          </table:table-cell>
          <table:table-cell office:value-type="float" office:value="48.966999999999999" table:style-name="ce9">
            <text:p>48,967</text:p>
          </table:table-cell>
          <table:table-cell office:value-type="float" office:value="56.881999999999998" table:style-name="ce29">
            <text:p>56,882</text:p>
          </table:table-cell>
          <table:table-cell office:value-type="float" office:value="63.31" table:style-name="ce29">
            <text:p>63,3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Sercomtel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92.105000000000004" table:style-name="ce9">
            <text:p>92,105</text:p>
          </table:table-cell>
          <table:table-cell office:value-type="float" office:value="80" table:style-name="ce9">
            <text:p>80,000</text:p>
          </table:table-cell>
          <table:table-cell office:value-type="float" office:value="89.474000000000004" table:style-name="ce9">
            <text:p>89,474</text:p>
          </table:table-cell>
          <table:table-cell office:value-type="float" office:value="87.879000000000005" table:style-name="ce9">
            <text:p>87,879</text:p>
          </table:table-cell>
          <table:table-cell office:value-type="float" office:value="94.872" table:style-name="ce9">
            <text:p>94,872</text:p>
          </table:table-cell>
          <table:table-cell office:value-type="float" office:value="92.308000000000007" table:style-name="ce29">
            <text:p>92,308</text:p>
          </table:table-cell>
          <table:table-cell office:value-type="float" office:value="96.61" table:style-name="ce9">
            <text:p>96,610</text:p>
          </table:table-cell>
          <table:table-cell office:value-type="float" office:value="89.188999999999993" table:style-name="ce9">
            <text:p>89,189</text:p>
          </table:table-cell>
          <table:table-cell office:value-type="float" office:value="88.635999999999996" table:style-name="ce9">
            <text:p>88,636</text:p>
          </table:table-cell>
          <table:table-cell office:value-type="float" office:value="97.727000000000004" table:style-name="ce9">
            <text:p>97,727</text:p>
          </table:table-cell>
          <table:table-cell office:value-type="float" office:value="66.667000000000002" table:style-name="ce27">
            <text:p>66,667</text:p>
          </table:table-cell>
          <table:table-cell office:value-type="float" office:value="66.667000000000002" table:style-name="ce27">
            <text:p>66,667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Telefônica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6.403999999999996" table:style-name="ce9">
            <text:p>86,404</text:p>
          </table:table-cell>
          <table:table-cell office:value-type="float" office:value="78.347999999999999" table:style-name="ce9">
            <text:p>78,348</text:p>
          </table:table-cell>
          <table:table-cell office:value-type="float" office:value="76.748999999999995" table:style-name="ce9">
            <text:p>76,749</text:p>
          </table:table-cell>
          <table:table-cell office:value-type="float" office:value="73.286000000000001" table:style-name="ce9">
            <text:p>73,286</text:p>
          </table:table-cell>
          <table:table-cell office:value-type="float" office:value="82.168000000000006" table:style-name="ce9">
            <text:p>82,168</text:p>
          </table:table-cell>
          <table:table-cell office:value-type="float" office:value="79.480999999999995" table:style-name="ce29">
            <text:p>79,481</text:p>
          </table:table-cell>
          <table:table-cell office:value-type="float" office:value="80.207999999999998" table:style-name="ce9">
            <text:p>80,208</text:p>
          </table:table-cell>
          <table:table-cell office:value-type="float" office:value="74.915999999999997" table:style-name="ce9">
            <text:p>74,916</text:p>
          </table:table-cell>
          <table:table-cell office:value-type="float" office:value="73.341999999999999" table:style-name="ce9">
            <text:p>73,342</text:p>
          </table:table-cell>
          <table:table-cell office:value-type="float" office:value="73.927000000000007" table:style-name="ce9">
            <text:p>73,927</text:p>
          </table:table-cell>
          <table:table-cell office:value-type="float" office:value="72.003" table:style-name="ce29">
            <text:p>72,003</text:p>
          </table:table-cell>
          <table:table-cell office:value-type="float" office:value="77.516000000000005" table:style-name="ce29">
            <text:p>77,516</text:p>
          </table:table-cell>
          <table:table-cell table:number-columns-repeated="16370"/>
        </table:table-row>
        <table:table-row table:style-name="ro2">
          <table:table-cell office:value-type="string" table:style-name="ce28">
            <text:p>TIM/Intelig</text:p>
          </table:table-cell>
          <table:table-cell office:value-type="string" table:style-name="ce18">
            <text:p>Taxa de Resolvidas em 5 dias Úteis</text:p>
          </table:table-cell>
          <table:table-cell office:value-type="float" office:value="85.462000000000003" table:style-name="ce12">
            <text:p>85,462</text:p>
          </table:table-cell>
          <table:table-cell office:value-type="float" office:value="84.555999999999997" table:style-name="ce12">
            <text:p>84,556</text:p>
          </table:table-cell>
          <table:table-cell office:value-type="float" office:value="81.197000000000003" table:style-name="ce12">
            <text:p>81,197</text:p>
          </table:table-cell>
          <table:table-cell office:value-type="float" office:value="83.037999999999997" table:style-name="ce12">
            <text:p>83,038</text:p>
          </table:table-cell>
          <table:table-cell office:value-type="float" office:value="86.733000000000004" table:style-name="ce9">
            <text:p>86,733</text:p>
          </table:table-cell>
          <table:table-cell office:value-type="float" office:value="87.326999999999998" table:style-name="ce29">
            <text:p>87,327</text:p>
          </table:table-cell>
          <table:table-cell office:value-type="float" office:value="86.07" table:style-name="ce9">
            <text:p>86,070</text:p>
          </table:table-cell>
          <table:table-cell office:value-type="float" office:value="86.251999999999995" table:style-name="ce9">
            <text:p>86,252</text:p>
          </table:table-cell>
          <table:table-cell office:value-type="float" office:value="87.066999999999993" table:style-name="ce9">
            <text:p>87,067</text:p>
          </table:table-cell>
          <table:table-cell office:value-type="float" office:value="88.915999999999997" table:style-name="ce9">
            <text:p>88,916</text:p>
          </table:table-cell>
          <table:table-cell office:value-type="float" office:value="86.667000000000002" table:style-name="ce29">
            <text:p>86,667</text:p>
          </table:table-cell>
          <table:table-cell office:value-type="float" office:value="87.712999999999994" table:style-name="ce29">
            <text:p>87,713</text:p>
          </table:table-cell>
          <table:table-cell table:number-columns-repeated="16370"/>
        </table:table-row>
        <table:table-row table:style-name="ro4">
          <table:table-cell table:style-name="ce13"/>
          <table:table-cell table:style-name="ce14"/>
          <table:table-cell table:number-columns-repeated="12" table:style-name="ce15"/>
          <table:table-cell table:number-columns-repeated="16370"/>
        </table:table-row>
        <table:table-row table:style-name="ro2">
          <table:table-cell office:value-type="string" table:style-name="ce23">
            <text:p>CTBC Telecom</text:p>
          </table:table-cell>
          <table:table-cell office:value-type="string" table:style-name="ce24">
            <text:p>Quantidade de Reclamações no Período</text:p>
          </table:table-cell>
          <table:table-cell office:value-type="float" office:value="874" table:style-name="ce1">
            <text:p>874</text:p>
          </table:table-cell>
          <table:table-cell office:value-type="float" office:value="718" table:style-name="ce1">
            <text:p>718</text:p>
          </table:table-cell>
          <table:table-cell office:value-type="float" office:value="711" table:style-name="ce1">
            <text:p>711</text:p>
          </table:table-cell>
          <table:table-cell office:value-type="float" office:value="617" table:style-name="ce1">
            <text:p>617</text:p>
          </table:table-cell>
          <table:table-cell office:value-type="float" office:value="553" table:style-name="ce1">
            <text:p>553</text:p>
          </table:table-cell>
          <table:table-cell office:value-type="float" office:value="543" table:style-name="ce1">
            <text:p>543</text:p>
          </table:table-cell>
          <table:table-cell office:value-type="float" office:value="1236" table:style-name="ce17">
            <text:p>1.236</text:p>
          </table:table-cell>
          <table:table-cell office:value-type="float" office:value="1592" table:style-name="ce17">
            <text:p>1.592</text:p>
          </table:table-cell>
          <table:table-cell office:value-type="float" office:value="2609" table:style-name="ce17">
            <text:p>2.609</text:p>
          </table:table-cell>
          <table:table-cell office:value-type="float" office:value="923" table:style-name="ce1">
            <text:p>923</text:p>
          </table:table-cell>
          <table:table-cell office:value-type="float" office:value="769" table:style-name="ce17">
            <text:p>769</text:p>
          </table:table-cell>
          <table:table-cell office:value-type="float" office:value="627" table:style-name="ce17">
            <text:p>627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Embratel</text:p>
          </table:table-cell>
          <table:table-cell office:value-type="string" table:style-name="ce24">
            <text:p>Quantidade de Reclamações no Período</text:p>
          </table:table-cell>
          <table:table-cell office:value-type="float" office:value="29299" table:style-name="ce17">
            <text:p>29.299</text:p>
          </table:table-cell>
          <table:table-cell office:value-type="float" office:value="26960" table:style-name="ce17">
            <text:p>26.960</text:p>
          </table:table-cell>
          <table:table-cell office:value-type="float" office:value="26621" table:style-name="ce17">
            <text:p>26.621</text:p>
          </table:table-cell>
          <table:table-cell office:value-type="float" office:value="24178" table:style-name="ce17">
            <text:p>24.178</text:p>
          </table:table-cell>
          <table:table-cell office:value-type="float" office:value="21262" table:style-name="ce17">
            <text:p>21.262</text:p>
          </table:table-cell>
          <table:table-cell office:value-type="float" office:value="22489" table:style-name="ce17">
            <text:p>22.489</text:p>
          </table:table-cell>
          <table:table-cell office:value-type="float" office:value="50258" table:style-name="ce17">
            <text:p>50.258</text:p>
          </table:table-cell>
          <table:table-cell office:value-type="float" office:value="58946" table:style-name="ce17">
            <text:p>58.946</text:p>
          </table:table-cell>
          <table:table-cell office:value-type="float" office:value="85895" table:style-name="ce17">
            <text:p>85.895</text:p>
          </table:table-cell>
          <table:table-cell office:value-type="float" office:value="28799" table:style-name="ce17">
            <text:p>28.799</text:p>
          </table:table-cell>
          <table:table-cell office:value-type="float" office:value="26424" table:style-name="ce17">
            <text:p>26.424</text:p>
          </table:table-cell>
          <table:table-cell office:value-type="float" office:value="23681" table:style-name="ce17">
            <text:p>23.681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GVT</text:p>
          </table:table-cell>
          <table:table-cell office:value-type="string" table:style-name="ce24">
            <text:p>Quantidade de Reclamações no Período</text:p>
          </table:table-cell>
          <table:table-cell office:value-type="float" office:value="18049" table:style-name="ce17">
            <text:p>18.049</text:p>
          </table:table-cell>
          <table:table-cell office:value-type="float" office:value="15864" table:style-name="ce17">
            <text:p>15.864</text:p>
          </table:table-cell>
          <table:table-cell office:value-type="float" office:value="15275" table:style-name="ce17">
            <text:p>15.275</text:p>
          </table:table-cell>
          <table:table-cell office:value-type="float" office:value="14369" table:style-name="ce17">
            <text:p>14.369</text:p>
          </table:table-cell>
          <table:table-cell office:value-type="float" office:value="13059" table:style-name="ce17">
            <text:p>13.059</text:p>
          </table:table-cell>
          <table:table-cell office:value-type="float" office:value="13653" table:style-name="ce17">
            <text:p>13.653</text:p>
          </table:table-cell>
          <table:table-cell office:value-type="float" office:value="28760" table:style-name="ce17">
            <text:p>28.760</text:p>
          </table:table-cell>
          <table:table-cell office:value-type="float" office:value="34734" table:style-name="ce17">
            <text:p>34.734</text:p>
          </table:table-cell>
          <table:table-cell office:value-type="float" office:value="52883" table:style-name="ce17">
            <text:p>52.883</text:p>
          </table:table-cell>
          <table:table-cell office:value-type="float" office:value="19250" table:style-name="ce17">
            <text:p>19.250</text:p>
          </table:table-cell>
          <table:table-cell office:value-type="float" office:value="18885" table:style-name="ce17">
            <text:p>18.885</text:p>
          </table:table-cell>
          <table:table-cell office:value-type="float" office:value="18573" table:style-name="ce17">
            <text:p>18.573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OI</text:p>
          </table:table-cell>
          <table:table-cell office:value-type="string" table:style-name="ce24">
            <text:p>Quantidade de Reclamações no Período</text:p>
          </table:table-cell>
          <table:table-cell office:value-type="float" office:value="116230" table:style-name="ce17">
            <text:p>116.230</text:p>
          </table:table-cell>
          <table:table-cell office:value-type="float" office:value="121715" table:style-name="ce17">
            <text:p>121.715</text:p>
          </table:table-cell>
          <table:table-cell office:value-type="float" office:value="125436" table:style-name="ce17">
            <text:p>125.436</text:p>
          </table:table-cell>
          <table:table-cell office:value-type="float" office:value="105596" table:style-name="ce17">
            <text:p>105.596</text:p>
          </table:table-cell>
          <table:table-cell office:value-type="float" office:value="93750" table:style-name="ce17">
            <text:p>93.750</text:p>
          </table:table-cell>
          <table:table-cell office:value-type="float" office:value="104321" table:style-name="ce17">
            <text:p>104.321</text:p>
          </table:table-cell>
          <table:table-cell office:value-type="float" office:value="262694" table:style-name="ce17">
            <text:p>262.694</text:p>
          </table:table-cell>
          <table:table-cell office:value-type="float" office:value="328044" table:style-name="ce17">
            <text:p>328.044</text:p>
          </table:table-cell>
          <table:table-cell office:value-type="float" office:value="502837" table:style-name="ce17">
            <text:p>502.837</text:p>
          </table:table-cell>
          <table:table-cell office:value-type="float" office:value="172411" table:style-name="ce17">
            <text:p>172.411</text:p>
          </table:table-cell>
          <table:table-cell office:value-type="float" office:value="158532" table:style-name="ce17">
            <text:p>158.532</text:p>
          </table:table-cell>
          <table:table-cell office:value-type="float" office:value="146336" table:style-name="ce17">
            <text:p>146.336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Sercomtel</text:p>
          </table:table-cell>
          <table:table-cell office:value-type="string" table:style-name="ce24">
            <text:p>Quantidade de Reclamações no Período</text:p>
          </table:table-cell>
          <table:table-cell office:value-type="float" office:value="150" table:style-name="ce1">
            <text:p>150</text:p>
          </table:table-cell>
          <table:table-cell office:value-type="float" office:value="111" table:style-name="ce1">
            <text:p>111</text:p>
          </table:table-cell>
          <table:table-cell office:value-type="float" office:value="113" table:style-name="ce1">
            <text:p>113</text:p>
          </table:table-cell>
          <table:table-cell office:value-type="float" office:value="98" table:style-name="ce1">
            <text:p>98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7">
            <text:p>91</text:p>
          </table:table-cell>
          <table:table-cell office:value-type="float" office:value="222" table:style-name="ce1">
            <text:p>222</text:p>
          </table:table-cell>
          <table:table-cell office:value-type="float" office:value="274" table:style-name="ce1">
            <text:p>274</text:p>
          </table:table-cell>
          <table:table-cell office:value-type="float" office:value="409" table:style-name="ce1">
            <text:p>409</text:p>
          </table:table-cell>
          <table:table-cell office:value-type="float" office:value="142" table:style-name="ce1">
            <text:p>142</text:p>
          </table:table-cell>
          <table:table-cell office:value-type="float" office:value="129" table:style-name="ce17">
            <text:p>129</text:p>
          </table:table-cell>
          <table:table-cell office:value-type="float" office:value="129" table:style-name="ce17">
            <text:p>129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Telefônica</text:p>
          </table:table-cell>
          <table:table-cell office:value-type="string" table:style-name="ce24">
            <text:p>Quantidade de Reclamações no Período</text:p>
          </table:table-cell>
          <table:table-cell office:value-type="float" office:value="47712" table:style-name="ce17">
            <text:p>47.712</text:p>
          </table:table-cell>
          <table:table-cell office:value-type="float" office:value="46369" table:style-name="ce17">
            <text:p>46.369</text:p>
          </table:table-cell>
          <table:table-cell office:value-type="float" office:value="46564" table:style-name="ce17">
            <text:p>46.564</text:p>
          </table:table-cell>
          <table:table-cell office:value-type="float" office:value="42566" table:style-name="ce17">
            <text:p>42.566</text:p>
          </table:table-cell>
          <table:table-cell office:value-type="float" office:value="36622" table:style-name="ce17">
            <text:p>36.622</text:p>
          </table:table-cell>
          <table:table-cell office:value-type="float" office:value="35944" table:style-name="ce17">
            <text:p>35.944</text:p>
          </table:table-cell>
          <table:table-cell office:value-type="float" office:value="81324" table:style-name="ce17">
            <text:p>81.324</text:p>
          </table:table-cell>
          <table:table-cell office:value-type="float" office:value="95714" table:style-name="ce17">
            <text:p>95.714</text:p>
          </table:table-cell>
          <table:table-cell office:value-type="float" office:value="151127" table:style-name="ce17">
            <text:p>151.127</text:p>
          </table:table-cell>
          <table:table-cell office:value-type="float" office:value="53789" table:style-name="ce17">
            <text:p>53.789</text:p>
          </table:table-cell>
          <table:table-cell office:value-type="float" office:value="52069" table:style-name="ce17">
            <text:p>52.069</text:p>
          </table:table-cell>
          <table:table-cell office:value-type="float" office:value="47811" table:style-name="ce17">
            <text:p>47.811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TIM/Intelig</text:p>
          </table:table-cell>
          <table:table-cell office:value-type="string" table:style-name="ce26">
            <text:p>Quantidade de Reclamações no Período</text:p>
          </table:table-cell>
          <table:table-cell office:value-type="float" office:value="1672" table:style-name="ce21">
            <text:p>1.672</text:p>
          </table:table-cell>
          <table:table-cell office:value-type="float" office:value="2059" table:style-name="ce21">
            <text:p>2.059</text:p>
          </table:table-cell>
          <table:table-cell office:value-type="float" office:value="1869" table:style-name="ce21">
            <text:p>1.869</text:p>
          </table:table-cell>
          <table:table-cell office:value-type="float" office:value="1521" table:style-name="ce21">
            <text:p>1.521</text:p>
          </table:table-cell>
          <table:table-cell office:value-type="float" office:value="1266" table:style-name="ce21">
            <text:p>1.266</text:p>
          </table:table-cell>
          <table:table-cell office:value-type="float" office:value="1251" table:style-name="ce21">
            <text:p>1.251</text:p>
          </table:table-cell>
          <table:table-cell office:value-type="float" office:value="2822" table:style-name="ce21">
            <text:p>2.822</text:p>
          </table:table-cell>
          <table:table-cell office:value-type="float" office:value="3230" table:style-name="ce21">
            <text:p>3.230</text:p>
          </table:table-cell>
          <table:table-cell office:value-type="float" office:value="5154" table:style-name="ce21">
            <text:p>5.154</text:p>
          </table:table-cell>
          <table:table-cell office:value-type="float" office:value="1778" table:style-name="ce21">
            <text:p>1.778</text:p>
          </table:table-cell>
          <table:table-cell office:value-type="float" office:value="1617" table:style-name="ce21">
            <text:p>1.617</text:p>
          </table:table-cell>
          <table:table-cell office:value-type="float" office:value="1365" table:style-name="ce21">
            <text:p>1.365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CTBC Telecom</text:p>
          </table:table-cell>
          <table:table-cell office:value-type="string" table:style-name="ce30">
            <text:p>Quantidade de Sol. Resolvidas no Período</text:p>
          </table:table-cell>
          <table:table-cell office:value-type="float" office:value="872" table:style-name="ce1">
            <text:p>872</text:p>
          </table:table-cell>
          <table:table-cell office:value-type="float" office:value="716" table:style-name="ce1">
            <text:p>716</text:p>
          </table:table-cell>
          <table:table-cell office:value-type="float" office:value="711" table:style-name="ce1">
            <text:p>711</text:p>
          </table:table-cell>
          <table:table-cell office:value-type="float" office:value="617" table:style-name="ce1">
            <text:p>617</text:p>
          </table:table-cell>
          <table:table-cell office:value-type="float" office:value="553" table:style-name="ce1">
            <text:p>553</text:p>
          </table:table-cell>
          <table:table-cell office:value-type="float" office:value="543" table:style-name="ce19">
            <text:p>543</text:p>
          </table:table-cell>
          <table:table-cell office:value-type="float" office:value="1236" table:style-name="ce17">
            <text:p>1.236</text:p>
          </table:table-cell>
          <table:table-cell office:value-type="float" office:value="1592" table:style-name="ce17">
            <text:p>1.592</text:p>
          </table:table-cell>
          <table:table-cell office:value-type="float" office:value="2609" table:style-name="ce17">
            <text:p>2.609</text:p>
          </table:table-cell>
          <table:table-cell office:value-type="float" office:value="923" table:style-name="ce1">
            <text:p>923</text:p>
          </table:table-cell>
          <table:table-cell office:value-type="float" office:value="769" table:style-name="ce1">
            <text:p>769</text:p>
          </table:table-cell>
          <table:table-cell office:value-type="float" office:value="627" table:style-name="ce1">
            <text:p>627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Embratel</text:p>
          </table:table-cell>
          <table:table-cell office:value-type="string" table:style-name="ce24">
            <text:p>Quantidade de Sol. Resolvidas no Período</text:p>
          </table:table-cell>
          <table:table-cell office:value-type="float" office:value="28913" table:style-name="ce17">
            <text:p>28.913</text:p>
          </table:table-cell>
          <table:table-cell office:value-type="float" office:value="26656" table:style-name="ce17">
            <text:p>26.656</text:p>
          </table:table-cell>
          <table:table-cell office:value-type="float" office:value="26374" table:style-name="ce17">
            <text:p>26.374</text:p>
          </table:table-cell>
          <table:table-cell office:value-type="float" office:value="23962" table:style-name="ce17">
            <text:p>23.962</text:p>
          </table:table-cell>
          <table:table-cell office:value-type="float" office:value="21052" table:style-name="ce17">
            <text:p>21.052</text:p>
          </table:table-cell>
          <table:table-cell office:value-type="float" office:value="22297" table:style-name="ce17">
            <text:p>22.297</text:p>
          </table:table-cell>
          <table:table-cell office:value-type="float" office:value="49882" table:style-name="ce17">
            <text:p>49.882</text:p>
          </table:table-cell>
          <table:table-cell office:value-type="float" office:value="58572" table:style-name="ce17">
            <text:p>58.572</text:p>
          </table:table-cell>
          <table:table-cell office:value-type="float" office:value="85206" table:style-name="ce17">
            <text:p>85.206</text:p>
          </table:table-cell>
          <table:table-cell office:value-type="float" office:value="28571" table:style-name="ce17">
            <text:p>28.571</text:p>
          </table:table-cell>
          <table:table-cell office:value-type="float" office:value="26233" table:style-name="ce17">
            <text:p>26.233</text:p>
          </table:table-cell>
          <table:table-cell office:value-type="float" office:value="23464" table:style-name="ce17">
            <text:p>23.464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GVT</text:p>
          </table:table-cell>
          <table:table-cell office:value-type="string" table:style-name="ce24">
            <text:p>Quantidade de Sol. Resolvidas no Período</text:p>
          </table:table-cell>
          <table:table-cell office:value-type="float" office:value="18030" table:style-name="ce17">
            <text:p>18.030</text:p>
          </table:table-cell>
          <table:table-cell office:value-type="float" office:value="15803" table:style-name="ce17">
            <text:p>15.803</text:p>
          </table:table-cell>
          <table:table-cell office:value-type="float" office:value="15209" table:style-name="ce17">
            <text:p>15.209</text:p>
          </table:table-cell>
          <table:table-cell office:value-type="float" office:value="14166" table:style-name="ce17">
            <text:p>14.166</text:p>
          </table:table-cell>
          <table:table-cell office:value-type="float" office:value="12968" table:style-name="ce17">
            <text:p>12.968</text:p>
          </table:table-cell>
          <table:table-cell office:value-type="float" office:value="13630" table:style-name="ce17">
            <text:p>13.630</text:p>
          </table:table-cell>
          <table:table-cell office:value-type="float" office:value="28578" table:style-name="ce17">
            <text:p>28.578</text:p>
          </table:table-cell>
          <table:table-cell office:value-type="float" office:value="34672" table:style-name="ce17">
            <text:p>34.672</text:p>
          </table:table-cell>
          <table:table-cell office:value-type="float" office:value="52670" table:style-name="ce17">
            <text:p>52.670</text:p>
          </table:table-cell>
          <table:table-cell office:value-type="float" office:value="19137" table:style-name="ce17">
            <text:p>19.137</text:p>
          </table:table-cell>
          <table:table-cell office:value-type="float" office:value="18787" table:style-name="ce17">
            <text:p>18.787</text:p>
          </table:table-cell>
          <table:table-cell office:value-type="float" office:value="18409" table:style-name="ce17">
            <text:p>18.409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OI</text:p>
          </table:table-cell>
          <table:table-cell office:value-type="string" table:style-name="ce24">
            <text:p>Quantidade de Sol. Resolvidas no Período</text:p>
          </table:table-cell>
          <table:table-cell office:value-type="float" office:value="115663" table:style-name="ce17">
            <text:p>115.663</text:p>
          </table:table-cell>
          <table:table-cell office:value-type="float" office:value="121162" table:style-name="ce17">
            <text:p>121.162</text:p>
          </table:table-cell>
          <table:table-cell office:value-type="float" office:value="124850" table:style-name="ce17">
            <text:p>124.850</text:p>
          </table:table-cell>
          <table:table-cell office:value-type="float" office:value="105098" table:style-name="ce17">
            <text:p>105.098</text:p>
          </table:table-cell>
          <table:table-cell office:value-type="float" office:value="93269" table:style-name="ce17">
            <text:p>93.269</text:p>
          </table:table-cell>
          <table:table-cell office:value-type="float" office:value="103895" table:style-name="ce17">
            <text:p>103.895</text:p>
          </table:table-cell>
          <table:table-cell office:value-type="float" office:value="261338" table:style-name="ce17">
            <text:p>261.338</text:p>
          </table:table-cell>
          <table:table-cell office:value-type="float" office:value="326438" table:style-name="ce17">
            <text:p>326.438</text:p>
          </table:table-cell>
          <table:table-cell office:value-type="float" office:value="501100" table:style-name="ce17">
            <text:p>501.100</text:p>
          </table:table-cell>
          <table:table-cell office:value-type="float" office:value="171565" table:style-name="ce17">
            <text:p>171.565</text:p>
          </table:table-cell>
          <table:table-cell office:value-type="float" office:value="157834" table:style-name="ce17">
            <text:p>157.834</text:p>
          </table:table-cell>
          <table:table-cell office:value-type="float" office:value="146197" table:style-name="ce17">
            <text:p>146.197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Sercomtel</text:p>
          </table:table-cell>
          <table:table-cell office:value-type="string" table:style-name="ce24">
            <text:p>Quantidade de Sol. Resolvidas no Período</text:p>
          </table:table-cell>
          <table:table-cell office:value-type="float" office:value="150" table:style-name="ce1">
            <text:p>150</text:p>
          </table:table-cell>
          <table:table-cell office:value-type="float" office:value="111" table:style-name="ce17">
            <text:p>111</text:p>
          </table:table-cell>
          <table:table-cell office:value-type="float" office:value="113" table:style-name="ce1">
            <text:p>113</text:p>
          </table:table-cell>
          <table:table-cell office:value-type="float" office:value="98" table:style-name="ce1">
            <text:p>98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7">
            <text:p>91</text:p>
          </table:table-cell>
          <table:table-cell office:value-type="float" office:value="222" table:style-name="ce1">
            <text:p>222</text:p>
          </table:table-cell>
          <table:table-cell office:value-type="float" office:value="274" table:style-name="ce1">
            <text:p>274</text:p>
          </table:table-cell>
          <table:table-cell office:value-type="float" office:value="409" table:style-name="ce1">
            <text:p>409</text:p>
          </table:table-cell>
          <table:table-cell office:value-type="float" office:value="142" table:style-name="ce1">
            <text:p>142</text:p>
          </table:table-cell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table:number-columns-repeated="16370"/>
        </table:table-row>
        <table:table-row table:style-name="ro2">
          <table:table-cell office:value-type="string" table:style-name="ce23">
            <text:p>Telefônica</text:p>
          </table:table-cell>
          <table:table-cell office:value-type="string" table:style-name="ce24">
            <text:p>Quantidade de Sol. Resolvidas no Período</text:p>
          </table:table-cell>
          <table:table-cell office:value-type="float" office:value="47707" table:style-name="ce17">
            <text:p>47.707</text:p>
          </table:table-cell>
          <table:table-cell office:value-type="float" office:value="46354" table:style-name="ce17">
            <text:p>46.354</text:p>
          </table:table-cell>
          <table:table-cell office:value-type="float" office:value="46519" table:style-name="ce17">
            <text:p>46.519</text:p>
          </table:table-cell>
          <table:table-cell office:value-type="float" office:value="42522" table:style-name="ce17">
            <text:p>42.522</text:p>
          </table:table-cell>
          <table:table-cell office:value-type="float" office:value="36490" table:style-name="ce17">
            <text:p>36.490</text:p>
          </table:table-cell>
          <table:table-cell office:value-type="float" office:value="35899" table:style-name="ce17">
            <text:p>35.899</text:p>
          </table:table-cell>
          <table:table-cell office:value-type="float" office:value="81026" table:style-name="ce17">
            <text:p>81.026</text:p>
          </table:table-cell>
          <table:table-cell office:value-type="float" office:value="95202" table:style-name="ce17">
            <text:p>95.202</text:p>
          </table:table-cell>
          <table:table-cell office:value-type="float" office:value="150142" table:style-name="ce17">
            <text:p>150.142</text:p>
          </table:table-cell>
          <table:table-cell office:value-type="float" office:value="53474" table:style-name="ce17">
            <text:p>53.474</text:p>
          </table:table-cell>
          <table:table-cell office:value-type="float" office:value="51696" table:style-name="ce17">
            <text:p>51.696</text:p>
          </table:table-cell>
          <table:table-cell office:value-type="float" office:value="47647" table:style-name="ce17">
            <text:p>47.647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TIM/Intelig</text:p>
          </table:table-cell>
          <table:table-cell office:value-type="string" table:style-name="ce26">
            <text:p>Quantidade de Sol. Resolvidas no Período</text:p>
          </table:table-cell>
          <table:table-cell office:value-type="float" office:value="1661" table:style-name="ce21">
            <text:p>1.661</text:p>
          </table:table-cell>
          <table:table-cell office:value-type="float" office:value="2046" table:style-name="ce21">
            <text:p>2.046</text:p>
          </table:table-cell>
          <table:table-cell office:value-type="float" office:value="1852" table:style-name="ce21">
            <text:p>1.852</text:p>
          </table:table-cell>
          <table:table-cell office:value-type="float" office:value="1503" table:style-name="ce21">
            <text:p>1.503</text:p>
          </table:table-cell>
          <table:table-cell office:value-type="float" office:value="1251" table:style-name="ce21">
            <text:p>1.251</text:p>
          </table:table-cell>
          <table:table-cell office:value-type="float" office:value="1240" table:style-name="ce21">
            <text:p>1.240</text:p>
          </table:table-cell>
          <table:table-cell office:value-type="float" office:value="2816" table:style-name="ce21">
            <text:p>2.816</text:p>
          </table:table-cell>
          <table:table-cell office:value-type="float" office:value="3210" table:style-name="ce21">
            <text:p>3.210</text:p>
          </table:table-cell>
          <table:table-cell office:value-type="float" office:value="5142" table:style-name="ce21">
            <text:p>5.142</text:p>
          </table:table-cell>
          <table:table-cell office:value-type="float" office:value="1775" table:style-name="ce21">
            <text:p>1.775</text:p>
          </table:table-cell>
          <table:table-cell office:value-type="float" office:value="1614" table:style-name="ce21">
            <text:p>1.614</text:p>
          </table:table-cell>
          <table:table-cell office:value-type="float" office:value="1362" table:style-name="ce21">
            <text:p>1.362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CTBC Telecom</text:p>
          </table:table-cell>
          <table:table-cell office:value-type="string" table:style-name="ce1">
            <text:p>Taxa de Resolvidas no Período</text:p>
          </table:table-cell>
          <table:table-cell office:value-type="float" office:value="99.771000000000001" table:style-name="ce9">
            <text:p>99,771</text:p>
          </table:table-cell>
          <table:table-cell office:value-type="float" office:value="99.718999999999994" table:style-name="ce9">
            <text:p>99,719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Embratel</text:p>
          </table:table-cell>
          <table:table-cell office:value-type="string" table:style-name="ce1">
            <text:p>Taxa de Resolvidas no Período</text:p>
          </table:table-cell>
          <table:table-cell office:value-type="float" office:value="98.683000000000007" table:style-name="ce9">
            <text:p>98,683</text:p>
          </table:table-cell>
          <table:table-cell office:value-type="float" office:value="96.04" table:style-name="ce9">
            <text:p>96,040</text:p>
          </table:table-cell>
          <table:table-cell office:value-type="float" office:value="99.072000000000003" table:style-name="ce9">
            <text:p>99,072</text:p>
          </table:table-cell>
          <table:table-cell office:value-type="float" office:value="99.106999999999999" table:style-name="ce9">
            <text:p>99,107</text:p>
          </table:table-cell>
          <table:table-cell office:value-type="float" office:value="99.012" table:style-name="ce9">
            <text:p>99,012</text:p>
          </table:table-cell>
          <table:table-cell office:value-type="float" office:value="99.146000000000001" table:style-name="ce29">
            <text:p>99,146</text:p>
          </table:table-cell>
          <table:table-cell office:value-type="float" office:value="99.251999999999995" table:style-name="ce9">
            <text:p>99,252</text:p>
          </table:table-cell>
          <table:table-cell office:value-type="float" office:value="99.366" table:style-name="ce9">
            <text:p>99,366</text:p>
          </table:table-cell>
          <table:table-cell office:value-type="float" office:value="99.197999999999993" table:style-name="ce9">
            <text:p>99,198</text:p>
          </table:table-cell>
          <table:table-cell office:value-type="float" office:value="99.207999999999998" table:style-name="ce9">
            <text:p>99,208</text:p>
          </table:table-cell>
          <table:table-cell office:value-type="float" office:value="99.277000000000001" table:style-name="ce29">
            <text:p>99,277</text:p>
          </table:table-cell>
          <table:table-cell office:value-type="float" office:value="99.084000000000003" table:style-name="ce29">
            <text:p>99,084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GVT</text:p>
          </table:table-cell>
          <table:table-cell office:value-type="string" table:style-name="ce1">
            <text:p>Taxa de Resolvidas no Período</text:p>
          </table:table-cell>
          <table:table-cell office:value-type="float" office:value="99.894999999999996" table:style-name="ce9">
            <text:p>99,895</text:p>
          </table:table-cell>
          <table:table-cell office:value-type="float" office:value="97.878" table:style-name="ce9">
            <text:p>97,878</text:p>
          </table:table-cell>
          <table:table-cell office:value-type="float" office:value="99.567999999999998" table:style-name="ce9">
            <text:p>99,568</text:p>
          </table:table-cell>
          <table:table-cell office:value-type="float" office:value="98.587000000000003" table:style-name="ce9">
            <text:p>98,587</text:p>
          </table:table-cell>
          <table:table-cell office:value-type="float" office:value="99.302999999999997" table:style-name="ce9">
            <text:p>99,303</text:p>
          </table:table-cell>
          <table:table-cell office:value-type="float" office:value="99.831999999999994" table:style-name="ce29">
            <text:p>99,832</text:p>
          </table:table-cell>
          <table:table-cell office:value-type="float" office:value="99.367000000000004" table:style-name="ce9">
            <text:p>99,367</text:p>
          </table:table-cell>
          <table:table-cell office:value-type="float" office:value="99.822000000000003" table:style-name="ce9">
            <text:p>99,822</text:p>
          </table:table-cell>
          <table:table-cell office:value-type="float" office:value="99.596999999999994" table:style-name="ce9">
            <text:p>99,597</text:p>
          </table:table-cell>
          <table:table-cell office:value-type="float" office:value="99.412999999999997" table:style-name="ce9">
            <text:p>99,413</text:p>
          </table:table-cell>
          <table:table-cell office:value-type="float" office:value="99.480999999999995" table:style-name="ce29">
            <text:p>99,481</text:p>
          </table:table-cell>
          <table:table-cell office:value-type="float" office:value="99.117000000000004" table:style-name="ce29">
            <text:p>99,117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OI</text:p>
          </table:table-cell>
          <table:table-cell office:value-type="string" table:style-name="ce1">
            <text:p>Taxa de Resolvidas no Período</text:p>
          </table:table-cell>
          <table:table-cell office:value-type="float" office:value="99.512" table:style-name="ce9">
            <text:p>99,512</text:p>
          </table:table-cell>
          <table:table-cell office:value-type="float" office:value="94.313000000000002" table:style-name="ce9">
            <text:p>94,313</text:p>
          </table:table-cell>
          <table:table-cell office:value-type="float" office:value="99.533000000000001" table:style-name="ce9">
            <text:p>99,533</text:p>
          </table:table-cell>
          <table:table-cell office:value-type="float" office:value="99.528000000000006" table:style-name="ce9">
            <text:p>99,528</text:p>
          </table:table-cell>
          <table:table-cell office:value-type="float" office:value="99.486999999999995" table:style-name="ce9">
            <text:p>99,487</text:p>
          </table:table-cell>
          <table:table-cell office:value-type="float" office:value="99.591999999999999" table:style-name="ce29">
            <text:p>99,592</text:p>
          </table:table-cell>
          <table:table-cell office:value-type="float" office:value="99.483999999999995" table:style-name="ce9">
            <text:p>99,484</text:p>
          </table:table-cell>
          <table:table-cell office:value-type="float" office:value="99.51" table:style-name="ce9">
            <text:p>99,510</text:p>
          </table:table-cell>
          <table:table-cell office:value-type="float" office:value="99.655000000000001" table:style-name="ce9">
            <text:p>99,655</text:p>
          </table:table-cell>
          <table:table-cell office:value-type="float" office:value="99.509" table:style-name="ce9">
            <text:p>99,509</text:p>
          </table:table-cell>
          <table:table-cell office:value-type="float" office:value="99.56" table:style-name="ce29">
            <text:p>99,560</text:p>
          </table:table-cell>
          <table:table-cell office:value-type="float" office:value="99.905000000000001" table:style-name="ce29">
            <text:p>99,905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Sercomtel</text:p>
          </table:table-cell>
          <table:table-cell office:value-type="string" table:style-name="ce1">
            <text:p>Taxa de Resolv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2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29">
            <text:p>100,000</text:p>
          </table:table-cell>
          <table:table-cell office:value-type="float" office:value="100" table:style-name="ce2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Telefônica</text:p>
          </table:table-cell>
          <table:table-cell office:value-type="string" table:style-name="ce1">
            <text:p>Taxa de Resolvidas no Período</text:p>
          </table:table-cell>
          <table:table-cell office:value-type="float" office:value="99.99" table:style-name="ce9">
            <text:p>99,990</text:p>
          </table:table-cell>
          <table:table-cell office:value-type="float" office:value="99.921000000000006" table:style-name="ce9">
            <text:p>99,921</text:p>
          </table:table-cell>
          <table:table-cell office:value-type="float" office:value="99.903000000000006" table:style-name="ce9">
            <text:p>99,903</text:p>
          </table:table-cell>
          <table:table-cell office:value-type="float" office:value="99.897000000000006" table:style-name="ce9">
            <text:p>99,897</text:p>
          </table:table-cell>
          <table:table-cell office:value-type="float" office:value="99.64" table:style-name="ce9">
            <text:p>99,640</text:p>
          </table:table-cell>
          <table:table-cell office:value-type="float" office:value="99.875" table:style-name="ce29">
            <text:p>99,875</text:p>
          </table:table-cell>
          <table:table-cell office:value-type="float" office:value="99.634" table:style-name="ce9">
            <text:p>99,634</text:p>
          </table:table-cell>
          <table:table-cell office:value-type="float" office:value="99.465000000000003" table:style-name="ce9">
            <text:p>99,465</text:p>
          </table:table-cell>
          <table:table-cell office:value-type="float" office:value="99.347999999999999" table:style-name="ce9">
            <text:p>99,348</text:p>
          </table:table-cell>
          <table:table-cell office:value-type="float" office:value="99.414000000000001" table:style-name="ce9">
            <text:p>99,414</text:p>
          </table:table-cell>
          <table:table-cell office:value-type="float" office:value="99.284000000000006" table:style-name="ce29">
            <text:p>99,284</text:p>
          </table:table-cell>
          <table:table-cell office:value-type="float" office:value="99.656999999999996" table:style-name="ce29">
            <text:p>99,657</text:p>
          </table:table-cell>
          <table:table-cell table:number-columns-repeated="16370"/>
        </table:table-row>
        <table:table-row table:style-name="ro2">
          <table:table-cell office:value-type="string" table:style-name="ce28">
            <text:p>TIM/Intelig</text:p>
          </table:table-cell>
          <table:table-cell office:value-type="string" table:style-name="ce18">
            <text:p>Taxa de Resolvidas no Período</text:p>
          </table:table-cell>
          <table:table-cell office:value-type="float" office:value="99.341999999999999" table:style-name="ce12">
            <text:p>99,342</text:p>
          </table:table-cell>
          <table:table-cell office:value-type="float" office:value="99.037000000000006" table:style-name="ce12">
            <text:p>99,037</text:p>
          </table:table-cell>
          <table:table-cell office:value-type="float" office:value="99.09" table:style-name="ce12">
            <text:p>99,090</text:p>
          </table:table-cell>
          <table:table-cell office:value-type="float" office:value="98.816999999999993" table:style-name="ce12">
            <text:p>98,817</text:p>
          </table:table-cell>
          <table:table-cell office:value-type="float" office:value="98.814999999999998" table:style-name="ce12">
            <text:p>98,815</text:p>
          </table:table-cell>
          <table:table-cell office:value-type="float" office:value="99.120999999999995" table:style-name="ce12">
            <text:p>99,121</text:p>
          </table:table-cell>
          <table:table-cell office:value-type="float" office:value="99.787000000000006" table:style-name="ce12">
            <text:p>99,787</text:p>
          </table:table-cell>
          <table:table-cell office:value-type="float" office:value="99.381" table:style-name="ce12">
            <text:p>99,381</text:p>
          </table:table-cell>
          <table:table-cell office:value-type="float" office:value="99.766999999999996" table:style-name="ce12">
            <text:p>99,767</text:p>
          </table:table-cell>
          <table:table-cell office:value-type="float" office:value="99.831000000000003" table:style-name="ce12">
            <text:p>99,831</text:p>
          </table:table-cell>
          <table:table-cell office:value-type="float" office:value="99.813999999999993" table:style-name="ce12">
            <text:p>99,814</text:p>
          </table:table-cell>
          <table:table-cell office:value-type="float" office:value="99.78" table:style-name="ce12">
            <text:p>99,780</text:p>
          </table:table-cell>
          <table:table-cell table:number-columns-repeated="16370"/>
        </table:table-row>
        <table:table-row table:style-name="ro3">
          <table:table-cell table:number-columns-repeated="16384" table:style-name="ce1"/>
        </table:table-row>
        <table:table-row table:number-rows-repeated="104847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number:date-style style:name="N37" number:language="pt" number:country="BR">
      <number:month number:textual="true"/>
      <number:text>/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sar Eustaquio da Fonseca</meta:initial-creator>
    <dc:creator>Herculano Araujo Rodrigues de Oliveira</dc:creator>
    <meta:creation-date>2014-01-29T16:01:58Z</meta:creation-date>
    <dc:date>2018-01-09T18:58:31Z</dc:date>
    <meta:print-date>2015-03-19T19:01:43Z</meta:print-date>
    <meta:editing-cycles>6</meta:editing-cycles>
    <meta:editing-duration>PT0S</meta:editing-duration>
    <meta:user-defined meta:name="ContentTypeId">0x0101002A45CBFE0405274DA36A8417DAB47682</meta:user-defined>
  </office:meta>
</office:document-meta>
</file>